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1.45pt"/>
    </style:style>
    <style:style style:name="co2" style:family="table-column">
      <style:table-column-properties fo:break-before="auto" style:column-width="744.15pt"/>
    </style:style>
    <style:style style:name="co3" style:family="table-column">
      <style:table-column-properties fo:break-before="auto" style:column-width="64.01pt"/>
    </style:style>
    <style:style style:name="co4" style:family="table-column">
      <style:table-column-properties fo:break-before="auto" style:column-width="960.29pt"/>
    </style:style>
    <style:style style:name="co5" style:family="table-column">
      <style:table-column-properties fo:break-before="auto" style:column-width="890.7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Problem</text:p>
          </table:table-cell>
          <table:table-cell table:style-name="ce1" office:value-type="string" calcext:value-type="string">
            <text:p>POS</text:p>
          </table:table-cell>
        </table:table-row>
        <table:table-row table:style-name="ro1">
          <table:table-cell table:number-columns-repeated="2"/>
        </table:table-row>
        <table:table-row table:style-name="ro1">
          <table:table-cell table:style-name="ce2" office:value-type="string" calcext:value-type="string">
            <text:p>vary_num_part (7): divide(Container, total, ?X, part)</text:p>
          </table:table-cell>
          <table:table-cell/>
        </table:table-row>
        <table:table-row table:style-name="ro1">
          <table:table-cell office:value-type="string" calcext:value-type="string">
            <text:p>Mrs. Hilt baked pies last weekend for a holiday dinner . She baked n0 apples pies . If she wants to arrange all of the pies in rows of n1 pies each , how many rows will she have ?</text:p>
          </table:table-cell>
          <table:table-cell office:value-type="string" calcext:value-type="string">
            <text:p>NNP NNP VBD NNS JJ NN IN DT NN NN . PRP VBD CD NNS NNS . IN PRP VBZ TO VB DT IN DT NNS IN NNS IN CD NNS DT , WRB JJ NNS MD PRP VB .</text:p>
          </table:table-cell>
        </table:table-row>
        <table:table-row table:style-name="ro1">
          <table:table-cell office:value-type="string" calcext:value-type="string">
            <text:p>A cereal box holds n0 cups of cereal . Each serving is n1 cups . How many servings are in the whole box ?</text:p>
          </table:table-cell>
          <table:table-cell office:value-type="string" calcext:value-type="string">
            <text:p>DT NN NN VBZ CD NN IN NN . DT NN VBZ CD NNS . WRB JJ NNS VBP IN DT NN NN .</text:p>
          </table:table-cell>
        </table:table-row>
        <table:table-row table:style-name="ro1">
          <table:table-cell office:value-type="string" calcext:value-type="string">
            <text:p>Sue 's mother made n0 cookies . She put the cookies in bags , with n1 cookies in each bag . How many bags could she fill up ?</text:p>
          </table:table-cell>
          <table:table-cell office:value-type="string" calcext:value-type="string">
            <text:p>NNP POS NN VBD CD NNS . PRP VBD DT NNS IN NNS , IN CD NNS IN DT NN . WRB JJ NNS MD PRP VB RP .</text:p>
          </table:table-cell>
        </table:table-row>
        <table:table-row table:style-name="ro1">
          <table:table-cell office:value-type="string" calcext:value-type="string">
            <text:p>The school is planning a field trip . There are n0 students and n1 seats on each school bus . How many buses are needed to take the trip ?</text:p>
          </table:table-cell>
          <table:table-cell office:value-type="string" calcext:value-type="string">
            <text:p>DT NN VBZ VBG DT NN NN . EX VBP CD NNS CC CD NNS IN DT NN NN . WRB JJ NNS VBP VBN TO VB DT NN .</text:p>
          </table:table-cell>
        </table:table-row>
        <table:table-row table:style-name="ro1">
          <table:table-cell office:value-type="string" calcext:value-type="string">
            <text:p>Jeffrey wants to split a collection of bottle caps into groups of n0 . Jeffrey has n1 bottle caps . How many groups will be created ?</text:p>
          </table:table-cell>
          <table:table-cell office:value-type="string" calcext:value-type="string">
            <text:p>NNP VBZ TO VB DT NN IN NN NNS IN NNS IN CD . NNP VBZ CD NN NNS . WRB JJ NNS MD VB VBN .</text:p>
          </table:table-cell>
        </table:table-row>
        <table:table-row table:style-name="ro1">
          <table:table-cell office:value-type="string" calcext:value-type="string">
            <text:p>Sarah sold n0 Lemon Chalet Cremes . How many cases of boxes does Sarah need if each box can hold n1 ?</text:p>
          </table:table-cell>
          <table:table-cell office:value-type="string" calcext:value-type="string">
            <text:p>NNP VBD CD NNP NNP NNP . NNP JJ NNS IN NNS VBZ NNP VB IN DT NN MD VB CD .</text:p>
          </table:table-cell>
        </table:table-row>
        <table:table-row table:style-name="ro1">
          <table:table-cell office:value-type="string" calcext:value-type="string">
            <text:p>Julian is writing a comic book . His story has n0 frames in all . If he wants to put exactly n1 frames on each page , how many pages would he have ?</text:p>
          </table:table-cell>
          <table:table-cell office:value-type="string" calcext:value-type="string">
            <text:p>JJ VBZ VBG DT JJ NN . PRP$ NN VBZ CD NNS IN DT . IN PRP VBZ TO VB RB CD NNS IN DT NN , WRB JJ NNS MD PRP VB .</text:p>
          </table:table-cell>
        </table:table-row>
        <table:table-row table:style-name="ro1">
          <table:table-cell table:number-columns-repeated="2"/>
        </table:table-row>
        <table:table-row table:style-name="ro1">
          <table:table-cell table:style-name="ce2" office:value-type="string" calcext:value-type="string">
            <text:p>vary_part(6): divide(Container, total, num_parts, ?X)</text:p>
          </table:table-cell>
          <table:table-cell/>
        </table:table-row>
        <table:table-row table:style-name="ro1">
          <table:table-cell table:number-columns-repeated="2"/>
        </table:table-row>
        <table:table-row table:style-name="ro1">
          <table:table-cell office:value-type="string" calcext:value-type="string">
            <text:p>Mrs. Hilt needs to share $ n0 equally among n1 total people . How much money will each person get ?</text:p>
          </table:table-cell>
          <table:table-cell office:value-type="string" calcext:value-type="string">
            <text:p>NNP NNP VBZ TO NN $ CD RB IN CD JJ NNS . WRB JJ NN MD DT NN VB .</text:p>
          </table:table-cell>
        </table:table-row>
        <table:table-row table:style-name="ro1">
          <table:table-cell office:value-type="string" calcext:value-type="string">
            <text:p>You are reading a book with n0 pages . If you want to read the same number of pages each night , how many would you have to read each night to finish in n1 days ?</text:p>
          </table:table-cell>
          <table:table-cell office:value-type="string" calcext:value-type="string">
            <text:p>PRP VBP VBG DT NN IN CD NNS . IN PRP VBP TO VB DT JJ NN IN NNS DT NN , WRB JJ MD PRP VB TO VB DT NN TO VB IN CD NNS .</text:p>
          </table:table-cell>
        </table:table-row>
        <table:table-row table:style-name="ro1">
          <table:table-cell office:value-type="string" calcext:value-type="string">
            <text:p>There are n0 students in the class and n1 pencils . If the pencils are divided equally among the students , how many does each student get ?</text:p>
          </table:table-cell>
          <table:table-cell office:value-type="string" calcext:value-type="string">
            <text:p>EX VBP CD NNS IN DT NN CC CD NNS . IN DT NNS VBP VBN RB IN DT NNS , WRB JJ VBZ DT NN VB .</text:p>
          </table:table-cell>
        </table:table-row>
        <table:table-row table:style-name="ro1">
          <table:table-cell office:value-type="string" calcext:value-type="string">
            <text:p>If Harold split n0 apples between n1 people in her class and kept the left overs , how many apples did each classmate get ?</text:p>
          </table:table-cell>
          <table:table-cell office:value-type="string" calcext:value-type="string">
            <text:p>IN NNP VBD CD NNS IN CD NNS IN PRP$ NN CC VBD DT NN NNS , WRB JJ NNS VBD DT NN NN .</text:p>
          </table:table-cell>
        </table:table-row>
        <table:table-row table:style-name="ro1">
          <table:table-cell office:value-type="string" calcext:value-type="string">
            <text:p>Ted has n0 candy bars . He wants to put them into n1 bags so there are the same number of candy bars in each bag . How many candy bars should go in each bag ?</text:p>
          </table:table-cell>
          <table:table-cell office:value-type="string" calcext:value-type="string">
            <text:p>NNP VBZ CD NN NNS . PRP VBZ TO VB PRP IN CD NNS RB EX VBP DT JJ NN IN NN NNS IN DT NN . WRB JJ NN NNS MD VB IN DT NN .</text:p>
          </table:table-cell>
        </table:table-row>
        <table:table-row table:style-name="ro1">
          <table:table-cell office:value-type="string" calcext:value-type="string">
            <text:p>Martha bought n0 small cakes . She has n1 children . She would like to divide the cakes among her children so that each child gets the same amount . How many cakes would each child get ?</text:p>
          </table:table-cell>
          <table:table-cell office:value-type="string" calcext:value-type="string">
            <text:p>NNP VBD CD JJ NNS . PRP VBZ CD NNS . PRP MD VB TO VB DT NNS IN PRP$ NNS IN IN DT NN VBZ DT JJ NN . WRB JJ NNS MD DT VB NN .</text:p>
          </table:table-cell>
        </table:table-row>
        <table:table-row table:style-name="ro1" table:number-rows-repeated="2">
          <table:table-cell table:number-columns-repeated="2"/>
        </table:table-row>
        <table:table-row table:style-name="ro1">
          <table:table-cell table:style-name="ce2" office:value-type="string" calcext:value-type="string">
            <text:p>vary_total(9): divide(Container, ?X, num_parts, part)</text:p>
          </table:table-cell>
          <table:table-cell/>
        </table:table-row>
        <table:table-row table:style-name="ro1">
          <table:table-cell table:number-columns-repeated="2"/>
        </table:table-row>
        <table:table-row table:style-name="ro1">
          <table:table-cell office:value-type="string" calcext:value-type="string">
            <text:p>Each bag contains n0 pounds of oranges . How many pounds of oranges are in n1 bags ?</text:p>
          </table:table-cell>
          <table:table-cell office:value-type="string" calcext:value-type="string">
            <text:p>DT NN VBZ CD NNS IN NNS . WRB JJ NNS IN NNS VBP IN CD NNS .</text:p>
          </table:table-cell>
        </table:table-row>
        <table:table-row table:style-name="ro1">
          <table:table-cell office:value-type="string" calcext:value-type="string">
            <text:p>Mrs. Hilt measured the distance from her desk to the water fountain . It was n0 feet . How many feet will Mrs. Hilt walk on her trips to the fountain if she goes to the water fountain n1 times today ?</text:p>
          </table:table-cell>
          <table:table-cell office:value-type="string" calcext:value-type="string">
            <text:p>NNP NNP VBD DT NN IN PRP$ NN TO DT NN NN . PRP VBD CD NNS . WRB JJ NNS MD NNP NNP NN IN PRP$ NNS TO DT NN IN PRP VBZ TO DT NN NN CD NNS NN .</text:p>
          </table:table-cell>
        </table:table-row>
        <table:table-row table:style-name="ro1">
          <table:table-cell office:value-type="string" calcext:value-type="string">
            <text:p>Ellen went to a garage sale to buy chairs . Each chair cost n0 dollars . How much money did Ellen spend for the n1 chairs she bought ?</text:p>
          </table:table-cell>
          <table:table-cell office:value-type="string" calcext:value-type="string">
            <text:p>NNP VBD TO DT NN NN TO VB NNS . DT NN NN CD NNS . WRB JJ NN VBD NNP NN IN DT CD NNS PRP VBD .</text:p>
          </table:table-cell>
        </table:table-row>
        <table:table-row table:style-name="ro1">
          <table:table-cell office:value-type="string" calcext:value-type="string">
            <text:p>Albert 's cabbage patch has n0 rows of cabbage . In each row , there are n1 heads of cabbage . How many heads of cabbage does Albert have in all ?</text:p>
          </table:table-cell>
          <table:table-cell office:value-type="string" calcext:value-type="string">
            <text:p>NNP POS NN NN VBZ CD NNS IN NN . IN DT NN , EX VBP CD NNS IN NN . WRB JJ NNS IN NN VBZ NNP VB IN DT .</text:p>
          </table:table-cell>
        </table:table-row>
        <table:table-row table:style-name="ro1">
          <table:table-cell office:value-type="string" calcext:value-type="string">
            <text:p>Sue 's family went on vacation . Her mom drove the car at n0 mph . They camped at a campground after traveling for n1 hours . How far was the campground from their home ?</text:p>
          </table:table-cell>
          <table:table-cell office:value-type="string" calcext:value-type="string">
            <text:p>NNP POS NN VBD IN NN . PRP$ NN VB DT NN IN CD NN . PRP VBD IN DT NN IN VBG IN CD NNS . WRB RB VBD DT NN IN PRP$ NN .</text:p>
          </table:table-cell>
        </table:table-row>
        <table:table-row table:style-name="ro1">
          <table:table-cell office:value-type="string" calcext:value-type="string">
            <text:p>Stephanie went to the store n0 times last month . She buys n1 oranges each time she goes to the store . How many oranges did Stephanie buy last month ?</text:p>
          </table:table-cell>
          <table:table-cell office:value-type="string" calcext:value-type="string">
            <text:p>NNP VBD TO DT NN CD NNS JJ NN . PRP VBZ CD NNS DT NN PRP VBZ TO DT NN . WRB JJ NNS VBD NNP VB JJ NN .</text:p>
          </table:table-cell>
        </table:table-row>
        <table:table-row table:style-name="ro1">
          <table:table-cell office:value-type="string" calcext:value-type="string">
            <text:p>For the fifth grade play , the chairs have been put into n0 rows with n1 chairs in each row . How many chairs have been put out for the play ?</text:p>
          </table:table-cell>
          <table:table-cell office:value-type="string" calcext:value-type="string">
            <text:p>IN DT NN NN NN , DT NNS VBP VBN VBN IN CD NNS IN CD NNS IN DT NN . WRB JJ NNS VBP VBN VBN RP IN DT NN .</text:p>
          </table:table-cell>
        </table:table-row>
        <table:table-row table:style-name="ro1">
          <table:table-cell office:value-type="string" calcext:value-type="string">
            <text:p>The Ferris wheel in Paradise Park has n0 seats . Each seat can hold n1 people . How many people can ride the Ferris wheel at the same time ?</text:p>
          </table:table-cell>
          <table:table-cell office:value-type="string" calcext:value-type="string">
            <text:p>DT NNP NN IN NNP NNP VBZ CD NNS . DT NN MD VB CD NNS . WRB JJ NNS MD VB DT NNP NN IN DT JJ NN .</text:p>
          </table:table-cell>
        </table:table-row>
        <table:table-row table:style-name="ro1">
          <table:table-cell office:value-type="string" calcext:value-type="string">
            <text:p>Your class is having a pizza party . You buy n0 pizzas . Each pizza has n1 slices . How many slices is that altogether ?</text:p>
          </table:table-cell>
          <table:table-cell office:value-type="string" calcext:value-type="string">
            <text:p>PRP$ NN VBZ VBG DT NN NN . PRP VBP CD NN . DT NN VBZ CD NNS . WRB JJ NNS VBZ IN RB .</text:p>
          </table:table-cell>
        </table:table-row>
        <table:table-row table:style-name="ro1">
          <table:table-cell table:number-columns-repeated="2"/>
        </table:table-row>
        <table:table-row table:style-name="ro1">
          <table:table-cell table:style-name="ce2" office:value-type="string" calcext:value-type="string">
            <text:p>change_inc(8): holds(Container, n0, entity), increase(container, ?X, entity), holds(container, n1, entity)</text:p>
          </table:table-cell>
          <table:table-cell/>
        </table:table-row>
        <table:table-row table:style-name="ro1">
          <table:table-cell table:number-columns-repeated="2"/>
        </table:table-row>
        <table:table-row table:style-name="ro1">
          <table:table-cell office:value-type="string" calcext:value-type="string">
            <text:p>Isabella 's hair is n0 inches long . By the end of the year her hair is n1 inches long . How much hair did she grow ?</text:p>
          </table:table-cell>
          <table:table-cell office:value-type="string" calcext:value-type="string">
            <text:p>NNP POS NN VBZ CD NNS RB . IN DT NN IN DT NN PRP$ NN VBZ CD NNS RB . WRB JJ NN VBD PRP VB .</text:p>
          </table:table-cell>
        </table:table-row>
        <table:table-row table:style-name="ro1">
          <table:table-cell office:value-type="string" calcext:value-type="string">
            <text:p>Mrs. Sheridan has n0 cats . How many more cats does Mrs. Sheridan need to have n1 cats ?</text:p>
          </table:table-cell>
          <table:table-cell office:value-type="string" calcext:value-type="string">
            <text:p>NNP NNP VBZ CD NNS . WRB JJ JJR NNS VBZ NNP NNP VBP TO VB CD NNS .</text:p>
          </table:table-cell>
        </table:table-row>
        <table:table-row table:style-name="ro1">
          <table:table-cell office:value-type="string" calcext:value-type="string">
            <text:p>n0 children were riding on the bus . At the bus stop , some more children got on the bus . Then there were n1 children altogether on the bus . How many children got on the bus at the bus stop ?</text:p>
          </table:table-cell>
          <table:table-cell office:value-type="string" calcext:value-type="string">
            <text:p>CD NNS VBD VBG IN DT NN . IN DT NN NN , DT RBR NNS VBD IN DT NN . RB EX VBD CD NNS RB IN DT NN . WRB JJ NNS VBD IN DT NN IN DT NN NN .</text:p>
          </table:table-cell>
        </table:table-row>
        <table:table-row table:style-name="ro1">
          <table:table-cell office:value-type="string" calcext:value-type="string">
            <text:p>Robin had n0 pieces of gum . Her brother gave her some more pieces . Now Robin has n1 pieces in all . How many pieces of gum did Robin 's brother give her ?</text:p>
          </table:table-cell>
          <table:table-cell office:value-type="string" calcext:value-type="string">
            <text:p>NNP VBD CD NNS IN NN . PRP$ NN VBD PRP$ DT JJR NNS . RB NNP VBZ CD NNS IN DT . WRB JJ NNS IN NN VBD NNP POS NN VB PRP .</text:p>
          </table:table-cell>
        </table:table-row>
        <table:table-row table:style-name="ro1">
          <table:table-cell office:value-type="string" calcext:value-type="string">
            <text:p>There are n0 pigs in the barn . Some more come to join them . Now there are n1 pigs . How many pigs came to join them ?</text:p>
          </table:table-cell>
          <table:table-cell office:value-type="string" calcext:value-type="string">
            <text:p>EX VBP CD NNS IN DT NN . DT RBR JJ TO VB PRP . RB EX VBP CD NNS . WRB JJ NNS VBD TO VB PRP .</text:p>
          </table:table-cell>
        </table:table-row>
        <table:table-row table:style-name="ro1">
          <table:table-cell office:value-type="string" calcext:value-type="string">
            <text:p>Adolfo made a tower with n0 blocks . He added some more blocks and now he has n1 blocks . How many did he have to add ?</text:p>
          </table:table-cell>
          <table:table-cell office:value-type="string" calcext:value-type="string">
            <text:p>NNP VBD DT NN IN CD NNS . PRP VBD DT RBR NNS CC RB PRP VBZ CD NNS . WRB JJ VBD PRP VB TO VB .</text:p>
          </table:table-cell>
        </table:table-row>
        <table:table-row table:style-name="ro1">
          <table:table-cell office:value-type="string" calcext:value-type="string">
            <text:p>Jose starts with n0 bottle caps . He gets a few more from Rebecca . How many bottle caps did he get if he now has n1 caps ?</text:p>
          </table:table-cell>
          <table:table-cell office:value-type="string" calcext:value-type="string">
            <text:p>NNP VBZ IN CD NN NNS . PRP VBZ DT JJ JJR IN NNP . NNP JJ RB NNS VBD PRP VB IN PRP RB VBZ CD NNS .</text:p>
          </table:table-cell>
        </table:table-row>
        <table:table-row table:style-name="ro1">
          <table:table-cell office:value-type="string" calcext:value-type="string">
            <text:p>There are n0 bottle caps in a box . Linda puts a few more bottle caps inside . If the box now has n1 caps , how many bottle caps did Lindu put in it ?</text:p>
          </table:table-cell>
          <table:table-cell office:value-type="string" calcext:value-type="string">
            <text:p>EX VBP CD JJ NNS IN DT NN . NNP VBZ DT JJ JJR JJ NNS IN . IN DT NN RB VBZ CD NNS , WRB JJ JJ NNS VBD NNP NN IN PRP .</text:p>
          </table:table-cell>
        </table:table-row>
        <table:table-row table:style-name="ro1">
          <table:table-cell table:number-columns-repeated="2"/>
        </table:table-row>
        <table:table-row table:style-name="ro1">
          <table:table-cell table:style-name="ce2" office:value-type="string" calcext:value-type="string">
            <text:p>change_dec(5): holds(Container, n0, entity), decrease(container, ?X, entity), holds(container, n1, entity)</text:p>
          </table:table-cell>
          <table:table-cell/>
        </table:table-row>
        <table:table-row table:style-name="ro1">
          <table:table-cell table:number-columns-repeated="2"/>
        </table:table-row>
        <table:table-row table:style-name="ro1">
          <table:table-cell office:value-type="string" calcext:value-type="string">
            <text:p>Isabella 's hair is n0 inches long . If she gets a haircut and now her hair is n1 inches long , how much of Isabella 's hair got cut off ?</text:p>
          </table:table-cell>
          <table:table-cell office:value-type="string" calcext:value-type="string">
            <text:p>NNP POS NN VBZ CD NNS RB . IN PRP VBZ DT NN CC RB PRP$ NN VBZ CD NNS RB , WRB JJ IN NNP POS NN VBD VBN RP .</text:p>
          </table:table-cell>
        </table:table-row>
        <table:table-row table:style-name="ro1">
          <table:table-cell office:value-type="string" calcext:value-type="string">
            <text:p>Hayley had n0 meatballs on her plate . Kirsten stole some of her meatballs . Now she has n1 meatballs on her plate . How many meatballs did Kirsten steal ?</text:p>
          </table:table-cell>
          <table:table-cell office:value-type="string" calcext:value-type="string">
            <text:p>NNP VBD CD NNS IN PRP$ NN . NNP VBD DT IN PRP$ NNS . RB PRP VBZ CD NNS IN PRP$ NN . WRB JJ NNS VBD NNP VB .</text:p>
          </table:table-cell>
        </table:table-row>
        <table:table-row table:style-name="ro1">
          <table:table-cell office:value-type="string" calcext:value-type="string">
            <text:p>Mrs. Franklin had n0 Valentines . Mrs. Franklin gave some to her students . Now she has n1 . How many Valentines did Mrs. Franklin give to her students ?</text:p>
          </table:table-cell>
          <table:table-cell office:value-type="string" calcext:value-type="string">
            <text:p>NNP NNP VBD CD NNP . NNP NNP VBD DT TO PRP$ NNS . RB PRP VBZ CD . WRB JJ NNPS VBD NNP NNP VB TO PRP$ NNS .</text:p>
          </table:table-cell>
        </table:table-row>
        <table:table-row table:style-name="ro1">
          <table:table-cell office:value-type="string" calcext:value-type="string">
            <text:p>Nell collects baseball cards . She had n0 cards . She gave some of her cards to Jeff and now has n1 cards left . How many cards did Nell give to Jeff ?</text:p>
          </table:table-cell>
          <table:table-cell office:value-type="string" calcext:value-type="string">
            <text:p>NNP VBZ NN NNS . PRP VBD CD NNS . PRP VBD DT IN PRP$ NNS TO NNP CC RB VBZ CD NNS VBN . WRB JJ NNS VBD NNP VB TO NNP .</text:p>
          </table:table-cell>
        </table:table-row>
        <table:table-row table:style-name="ro1">
          <table:table-cell office:value-type="string" calcext:value-type="string">
            <text:p>Kelly has n0 Nintendo games . How many does she need to give away so that she will have n1 games left ?</text:p>
          </table:table-cell>
          <table:table-cell office:value-type="string" calcext:value-type="string">
            <text:p>NNP VBZ CD NNP NNS . WRB JJ VBZ PRP VB TO VB RP IN IN PRP MD VB CD NNS VBN .</text:p>
          </table:table-cell>
        </table:table-row>
        <table:table-row table:style-name="ro1">
          <table:table-cell table:number-columns-repeated="2"/>
        </table:table-row>
        <table:table-row table:style-name="ro1">
          <table:table-cell table:style-name="ce2" office:value-type="string" calcext:value-type="string">
            <text:p>change_initial(9): holds(Container, ?X, entity), (in/de)crease(container, n0, entity), holds(container, n1, entity)</text:p>
          </table:table-cell>
          <table:table-cell/>
        </table:table-row>
        <table:table-row table:style-name="ro1">
          <table:table-cell table:number-columns-repeated="2"/>
        </table:table-row>
        <table:table-row table:style-name="ro1">
          <table:table-cell office:value-type="string" calcext:value-type="string">
            <text:p>Sarah had some trucks . She gave n0 to Jeff , and now she has n1 trucks left . How many trucks did Sarah have to start with ?</text:p>
          </table:table-cell>
          <table:table-cell office:value-type="string" calcext:value-type="string">
            <text:p>NNP VBD DT NNS . PRP VBD CD TO NNP , CC RB PRP VBZ CD NNS VBN . WRB JJ NNS VBD NNP VB TO VB IN .</text:p>
          </table:table-cell>
        </table:table-row>
        <table:table-row table:style-name="ro1">
          <table:table-cell office:value-type="string" calcext:value-type="string">
            <text:p>Michael has some fish in his fish tank . Ben gave him n0 more fish . Now he has n1 . How many fish did he have to begin with ?</text:p>
          </table:table-cell>
          <table:table-cell office:value-type="string" calcext:value-type="string">
            <text:p>NNP VBZ DT NN IN PRP$ JJ NN . NNP VBD PRP CD JJR JJ . RB PRP VBZ CD . WRB JJ NN VBD PRP VB TO VB IN .</text:p>
          </table:table-cell>
        </table:table-row>
        <table:table-row table:style-name="ro1">
          <table:table-cell office:value-type="string" calcext:value-type="string">
            <text:p>William has some bottle caps . He buys n0 more . How many bottle caps did he initially if he has n1 caps now ?</text:p>
          </table:table-cell>
          <table:table-cell office:value-type="string" calcext:value-type="string">
            <text:p>NNP VBZ DT NN NNS . PRP VBZ CD JJR . WRB JJ JJ NNS VBD PRP RB IN PRP VBZ CD NNS RB .</text:p>
          </table:table-cell>
        </table:table-row>
        <table:table-row table:style-name="ro1">
          <table:table-cell office:value-type="string" calcext:value-type="string">
            <text:p>Lillian collected some number of candies . Lillian 's father gives Lillian n0 more . Now she has n1 candies with her . How many candies did Lillian start with ?</text:p>
          </table:table-cell>
          <table:table-cell office:value-type="string" calcext:value-type="string">
            <text:p>JJ VBD DT NN IN NNS . NNP POS NN VBZ JJ CD JJR . RB PRP VBZ CD NNS IN PRP . WRB JJ NNS VBD JJ NN IN .</text:p>
          </table:table-cell>
        </table:table-row>
        <table:table-row table:style-name="ro1">
          <table:table-cell office:value-type="string" calcext:value-type="string">
            <text:p>n0 apples are added to a pile on the table . If the pile now has n1 apples , how many were there initially ?</text:p>
          </table:table-cell>
          <table:table-cell office:value-type="string" calcext:value-type="string">
            <text:p>CD NNS VBP VBN TO DT NN IN DT NN . IN DT NN RB VBZ CD NNS , WRB JJ VBD EX RB .</text:p>
          </table:table-cell>
        </table:table-row>
        <table:table-row table:style-name="ro1">
          <table:table-cell office:value-type="string" calcext:value-type="string">
            <text:p>Susan gives Sean n0 apples . How many apples did Sean have in the beginning if he now has n1 ?</text:p>
          </table:table-cell>
          <table:table-cell office:value-type="string" calcext:value-type="string">
            <text:p>NNP VBZ NNP CD NNS . WRB JJ NNS VBD NNP VB IN DT NN IN PRP RB VBZ CD .</text:p>
          </table:table-cell>
        </table:table-row>
        <table:table-row table:style-name="ro1">
          <table:table-cell office:value-type="string" calcext:value-type="string">
            <text:p>There are some bananas in a pile on the desk . n0 bananas are added to the pile . How many bananas were present in the beginning if there are n1 in the pile now ?</text:p>
          </table:table-cell>
          <table:table-cell office:value-type="string" calcext:value-type="string">
            <text:p>EX VBP DT NNS IN DT NN IN DT NN . CD NNS VBP VBN TO DT NN . WRB JJ NNS VBD JJ IN DT NN IN EX VBP CD IN DT NN RB .</text:p>
          </table:table-cell>
        </table:table-row>
        <table:table-row table:style-name="ro1">
          <table:table-cell office:value-type="string" calcext:value-type="string">
            <text:p>Bridget has a few Skittles . Henry has n0 Skittles . Henry gives all of his Skittles to Bridget . Bridget now has n1 Skittles with her . How many Skittles did Bridget start with ?</text:p>
          </table:table-cell>
          <table:table-cell office:value-type="string" calcext:value-type="string">
            <text:p>NNP VBZ DT JJ NNP . NNP VBZ CD NNP . NNP VBZ DT IN PRP$ NNP TO NNP . NNP RB VBZ CD NNS IN PRP . WRB JJ NNPS VBD NNP VB IN .</text:p>
          </table:table-cell>
        </table:table-row>
        <table:table-row table:style-name="ro1">
          <table:table-cell office:value-type="string" calcext:value-type="string">
            <text:p>Alice had collected marbles . n0 marbles more are added to the collection . Now , she has n1 . How many did she have in the beginning ?</text:p>
          </table:table-cell>
          <table:table-cell office:value-type="string" calcext:value-type="string">
            <text:p>NNP VBD VBN NNS . CD NNS RBR VBP VBN TO DT NN . RB , PRP VBZ CD . WRB JJ VBD PRP VB IN DT NN .</text:p>
          </table:table-cell>
        </table:table-row>
        <table:table-row table:style-name="ro1">
          <table:table-cell table:number-columns-repeated="2"/>
        </table:table-row>
        <table:table-row table:style-name="ro1">
          <table:table-cell table:style-name="ce2" office:value-type="string" calcext:value-type="string">
            <text:p>change_final(2): holds(Container, n0, entity), (in/de)crease(container, n1, entity), holds(container, ?X, entity)</text:p>
          </table:table-cell>
          <table:table-cell/>
        </table:table-row>
        <table:table-row table:style-name="ro1">
          <table:table-cell table:number-columns-repeated="2"/>
        </table:table-row>
        <table:table-row table:style-name="ro1">
          <table:table-cell office:value-type="string" calcext:value-type="string">
            <text:p>Wanda has n0 blocks . Theresa gives Wanda n1 more . How many blocks does Wanda have in all ?</text:p>
          </table:table-cell>
          <table:table-cell office:value-type="string" calcext:value-type="string">
            <text:p>NNP VBZ CD NNS . NNP VBZ NNP CD JJR . WRB JJ NNS VBZ NNP VB IN DT .</text:p>
          </table:table-cell>
        </table:table-row>
        <table:table-row table:style-name="ro1">
          <table:table-cell office:value-type="string" calcext:value-type="string">
            <text:p>Rachel removes n0 bottle caps from a jar . There were originally n1 bottle caps in the jar . How many bottle caps are left in the jar ?</text:p>
          </table:table-cell>
          <table:table-cell office:value-type="string" calcext:value-type="string">
            <text:p>NNP VBZ CD NN NNS IN DT NN . EX VBD RB CD NN NNS IN DT NN . WRB JJ NN NNS VBP VBN IN DT NN .</text:p>
          </table:table-cell>
        </table:table-row>
      </table:table>
      <table:table table:name="Sheet2" table:style-name="ta1">
        <table:table-column table:style-name="co4" table:default-cell-style-name="Default"/>
        <table:table-column table:style-name="co3" table:number-columns-repeated="3" table:default-cell-style-name="Default"/>
        <table:table-row table:style-name="ro1">
          <table:table-cell office:value-type="string" calcext:value-type="string">
            <text:p>Mrs. Hilt baked pies last weekend for a holiday dinner. She baked 15 apples pies. If she wants to arrange all of the pies in <text:s/>rows of 5 pies each, how many rows will she have?</text:p>
          </table:table-cell>
          <table:table-cell office:value-type="string" calcext:value-type="string">
            <text:p>X=15/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Mrs. Hilt needs to share $6 equally among 3 total people. How much money will each person get?</text:p>
          </table:table-cell>
          <table:table-cell office:value-type="string" calcext:value-type="string">
            <text:p>X=6/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Each bag contains 23 pounds of oranges. How many pounds of oranges are in 45 bags?</text:p>
          </table:table-cell>
          <table:table-cell office:value-type="string" calcext:value-type="string">
            <text:p>X=45*23</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Isabella's hair is 18 inches long. By the end of the year her hair is 24 inches long. How much hair did she grow?</text:p>
          </table:table-cell>
          <table:table-cell office:value-type="string" calcext:value-type="string">
            <text:p>X=24-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Isabella's hair is 18 inches long. If she gets a haircut and now her hair is 9 inches long, how much of Isabella's hair got cut off?</text:p>
          </table:table-cell>
          <table:table-cell office:value-type="string" calcext:value-type="string">
            <text:p>X=18-9</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Sarah had some trucks. She gave 13 to Jeff, and now she has 38 trucks left. How many trucks did Sarah have to start with?</text:p>
          </table:table-cell>
          <table:table-cell office:value-type="string" calcext:value-type="string">
            <text:p>X=13+3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ichael has some fish in his fish tank. Ben gave him 18 more fish. Now he has 49. How many fish did he have to begin with?</text:p>
          </table:table-cell>
          <table:table-cell office:value-type="string" calcext:value-type="string">
            <text:p>X=49-1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Wanda has 4 blocks. Theresa gives Wanda 79 more. How many blocks does Wanda have in all?</text:p>
          </table:table-cell>
          <table:table-cell office:value-type="string" calcext:value-type="string">
            <text:p>X=4+79</text:p>
          </table:table-cell>
          <table:table-cell office:value-type="string" calcext:value-type="string">
            <text:p>final_inc</text:p>
          </table:table-cell>
          <table:table-cell office:value-type="string" calcext:value-type="string">
            <text:p>change</text:p>
          </table:table-cell>
        </table:table-row>
        <table:table-row table:style-name="ro1">
          <table:table-cell office:value-type="string" calcext:value-type="string">
            <text:p>Joyce starts with 75 apples. She gives 52 to Larry. How many apples does Joyce end with?</text:p>
          </table:table-cell>
          <table:table-cell office:value-type="string" calcext:value-type="string">
            <text:p>X=75-52</text:p>
          </table:table-cell>
          <table:table-cell office:value-type="string" calcext:value-type="string">
            <text:p>final_inc</text:p>
          </table:table-cell>
          <table:table-cell office:value-type="string" calcext:value-type="string">
            <text:p>change</text:p>
          </table:table-cell>
        </table:table-row>
        <table:table-row table:style-name="ro1">
          <table:table-cell office:value-type="string" calcext:value-type="string">
            <text:p>Rachel removes 47 bottle caps from a jar. There were originally 87 bottle caps in the jar. How many bottle caps are left in the jar?</text:p>
          </table:table-cell>
          <table:table-cell office:value-type="string" calcext:value-type="string">
            <text:p>X=87-4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ebra removes 22 apples from a jar. There were originally 57 apples in the jar. How many apples are left in the jar?</text:p>
          </table:table-cell>
          <table:table-cell office:value-type="string" calcext:value-type="string">
            <text:p>X=57-2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Virginia starts with 96 eggs. Amy takes 3 away. How many eggs does Virginia end with?</text:p>
          </table:table-cell>
          <table:table-cell office:value-type="string" calcext:value-type="string">
            <text:p>X=96-3</text:p>
          </table:table-cell>
          <table:table-cell office:value-type="string" calcext:value-type="string">
            <text:p>final_dec</text:p>
          </table:table-cell>
          <table:table-cell office:value-type="string" calcext:value-type="string">
            <text:p>change</text:p>
          </table:table-cell>
        </table:table-row>
        <table:table-row table:style-name="ro1">
          <table:table-cell office:value-type="string" calcext:value-type="string">
            <text:p>There are 47 eggs in a box. Harry takes 5 eggs. How many are left?</text:p>
          </table:table-cell>
          <table:table-cell office:value-type="string" calcext:value-type="string">
            <text:p>X=47-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dward starts with 92 eggs. He gives 40 to Phillip. How many eggs does Edward end with?</text:p>
          </table:table-cell>
          <table:table-cell office:value-type="string" calcext:value-type="string">
            <text:p>X=92-40</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avid removes 7 eggs from a jar. There were originally 27 eggs in the jar. How many eggs are left in the jar?</text:p>
          </table:table-cell>
          <table:table-cell office:value-type="string" calcext:value-type="string">
            <text:p>X=27-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79 pencils in a box. Eric takes 4 pencils. How many are left?</text:p>
          </table:table-cell>
          <table:table-cell office:value-type="string" calcext:value-type="string">
            <text:p>X=79-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ne starts with 87 crayons. 7 are eaten by a hippopotamus. How many crayons does Jane end with?</text:p>
          </table:table-cell>
          <table:table-cell office:value-type="string" calcext:value-type="string">
            <text:p>X=87-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oger has 95 candies. He gives 3 to Stephanie. How many candies will Roger have?</text:p>
          </table:table-cell>
          <table:table-cell office:value-type="string" calcext:value-type="string">
            <text:p>X=95-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96 oranges in a box. Jonathan takes 45 oranges. How many are left?</text:p>
          </table:table-cell>
          <table:table-cell office:value-type="string" calcext:value-type="string">
            <text:p>X=96-4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arie starts with 95 erasers. She loses 42. How many erasers does Marie end with?</text:p>
          </table:table-cell>
          <table:table-cell office:value-type="string" calcext:value-type="string">
            <text:p>X=95-4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22 oranges in a box. Paula takes 7 oranges. How many are left?</text:p>
          </table:table-cell>
          <table:table-cell office:value-type="string" calcext:value-type="string">
            <text:p>X=22-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elissa has 88 bananas. She shares 4 with Joshua. How many bananas will Melissa have?</text:p>
          </table:table-cell>
          <table:table-cell office:value-type="string" calcext:value-type="string">
            <text:p>X=88-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Larry has 67 cards. Dennis takes 9 away. How many cards will Larry have?</text:p>
          </table:table-cell>
          <table:table-cell office:value-type="string" calcext:value-type="string">
            <text:p>X=67-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Larry starts with 93 stickers. He loses 6. How many stickers does Larry end with?</text:p>
          </table:table-cell>
          <table:table-cell office:value-type="string" calcext:value-type="string">
            <text:p>X=93-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arlos starts with 39 bananas. 3 are eaten by a hippopotamus. How many bananas does Carlos end with?</text:p>
          </table:table-cell>
          <table:table-cell office:value-type="string" calcext:value-type="string">
            <text:p>X=39-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tricia starts with 76 candies. Albert takes 5 away. How many candies does Patricia end with?</text:p>
          </table:table-cell>
          <table:table-cell office:value-type="string" calcext:value-type="string">
            <text:p>X=76-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16 bottle caps in a box. Marvin takes 6 bottle caps. How many are left?</text:p>
          </table:table-cell>
          <table:table-cell office:value-type="string" calcext:value-type="string">
            <text:p>X=16-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rnest starts with 17 crayons. Jennifer takes 6 away. How many crayons does Ernest end with?</text:p>
          </table:table-cell>
          <table:table-cell office:value-type="string" calcext:value-type="string">
            <text:p>X=17-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iana starts with 65 bottle caps. 4 are eaten by a hippopotamus. How many bottle caps does Diana end with?</text:p>
          </table:table-cell>
          <table:table-cell office:value-type="string" calcext:value-type="string">
            <text:p>X=65-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by has 63 apples. Emily takes 55 away. How many apples will Ruby have?</text:p>
          </table:table-cell>
          <table:table-cell office:value-type="string" calcext:value-type="string">
            <text:p>X=63-5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raig starts with 5 Skittles. 2 are eaten by a hippopotamus. How many Skittles does Craig end with?</text:p>
          </table:table-cell>
          <table:table-cell office:value-type="string" calcext:value-type="string">
            <text:p>X=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teve has 46 oranges. He shares 4 with Patrick. How many oranges will Steve have?</text:p>
          </table:table-cell>
          <table:table-cell office:value-type="string" calcext:value-type="string">
            <text:p>X=46-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rian has 76 cards. Wayne takes 59 away. How many cards will Brian have?</text:p>
          </table:table-cell>
          <table:table-cell office:value-type="string" calcext:value-type="string">
            <text:p>X=76-5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illy has 62 crayons. 52 are eaten by a hippopotamus. How many crayons will Billy have?</text:p>
          </table:table-cell>
          <table:table-cell office:value-type="string" calcext:value-type="string">
            <text:p>X=62-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mela starts with 30 bottle caps. Jean takes 26 away. How many bottle caps does Pamela end with?</text:p>
          </table:table-cell>
          <table:table-cell office:value-type="string" calcext:value-type="string">
            <text:p>X=30-2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Katherine has 34 bottle caps. 8 are eaten by a hippopotamus. How many bottle caps will Katherine have?</text:p>
          </table:table-cell>
          <table:table-cell office:value-type="string" calcext:value-type="string">
            <text:p>X=34-8</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elissa has 70 oranges. John takes 19 away. How many oranges will Melissa have?</text:p>
          </table:table-cell>
          <table:table-cell office:value-type="string" calcext:value-type="string">
            <text:p>X=70-1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starts with 47 bananas. She loses 45. How many bananas does Norma end with?</text:p>
          </table:table-cell>
          <table:table-cell office:value-type="string" calcext:value-type="string">
            <text:p>X=47-4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e starts with 36 stickers. He gives 7 to Emily. How many stickers does Willie end with?</text:p>
          </table:table-cell>
          <table:table-cell office:value-type="string" calcext:value-type="string">
            <text:p>X=36-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Aaron starts with 81 erasers. He gives 34 to Doris. How many erasers does Aaron end with?</text:p>
          </table:table-cell>
          <table:table-cell office:value-type="string" calcext:value-type="string">
            <text:p>X=81-3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harles has 25 Skittles. Diana takes 7 away. How many Skittles will Charles have?</text:p>
          </table:table-cell>
          <table:table-cell office:value-type="string" calcext:value-type="string">
            <text:p>X=25-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has 88 cards. She loses 70. How many cards will Norma have?</text:p>
          </table:table-cell>
          <table:table-cell office:value-type="string" calcext:value-type="string">
            <text:p>X=88-70</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mela has 50 Skittles. She gives 7 to Karen. How many Skittles will Pamela have?</text:p>
          </table:table-cell>
          <table:table-cell office:value-type="string" calcext:value-type="string">
            <text:p>X=5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velyn starts with 76 Skittles. She shares 72 with Christine. How many Skittles does Evelyn end with?</text:p>
          </table:table-cell>
          <table:table-cell office:value-type="string" calcext:value-type="string">
            <text:p>X=76-7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len starts with 82 cards. Gary takes 9 away. How many cards does Helen end with?</text:p>
          </table:table-cell>
          <table:table-cell office:value-type="string" calcext:value-type="string">
            <text:p>X=8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th starts with 89 apples. She shares 5 with Peter. How many apples does Ruth end with?</text:p>
          </table:table-cell>
          <table:table-cell office:value-type="string" calcext:value-type="string">
            <text:p>X=89-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arlos has 58 blocks. He gives 21 to Rachel. How many blocks will Carlos have?</text:p>
          </table:table-cell>
          <table:table-cell office:value-type="string" calcext:value-type="string">
            <text:p>X=58-2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sse starts with 78 pencils. He gives 44 to Joshua. How many pencils does Jesse end with?</text:p>
          </table:table-cell>
          <table:table-cell office:value-type="string" calcext:value-type="string">
            <text:p>X=78-4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oger has 92 blocks. 2 are eaten by a hippopotamus. How many blocks will Roger have?</text:p>
          </table:table-cell>
          <table:table-cell office:value-type="string" calcext:value-type="string">
            <text:p>X=92-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ather starts with 86 blocks. She shares 41 with Jose. How many blocks does Heather end with?</text:p>
          </table:table-cell>
          <table:table-cell office:value-type="string" calcext:value-type="string">
            <text:p>X=86-4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alph starts with 74 peanuts. He loses 59. How many peanuts does Ralph end with?</text:p>
          </table:table-cell>
          <table:table-cell office:value-type="string" calcext:value-type="string">
            <text:p>X=74-5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ck starts with 62 marbles. He shares 33 with Rebecca. How many marbles does Jack end with?</text:p>
          </table:table-cell>
          <table:table-cell office:value-type="string" calcext:value-type="string">
            <text:p>X=62-3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ean has 55 blocks. 29 are eaten by a hippopotamus. How many blocks will Sean have?</text:p>
          </table:table-cell>
          <table:table-cell office:value-type="string" calcext:value-type="string">
            <text:p>X=55-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ina has 82 bananas. She gets 3 more from Joyce. How many bananas does Tina have in all?</text:p>
          </table:table-cell>
          <table:table-cell office:value-type="string" calcext:value-type="string">
            <text:p>X=82+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net has 3 stickers. She gets 53 more from Ruth. How many stickers does Janet have in all?</text:p>
          </table:table-cell>
          <table:table-cell office:value-type="string" calcext:value-type="string">
            <text:p>X=3+5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nnifer starts with 7 apples. She finds another 74. How many apples does Jennifer end with?</text:p>
          </table:table-cell>
          <table:table-cell office:value-type="string" calcext:value-type="string">
            <text:p>X=7+7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ather has 60 oranges. Russell takes 35 away. How many oranges will Heather have?</text:p>
          </table:table-cell>
          <table:table-cell office:value-type="string" calcext:value-type="string">
            <text:p>X=60-3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len starts with 9 oranges. She gets 29 more from Ann. How many oranges does Helen end with?</text:p>
          </table:table-cell>
          <table:table-cell office:value-type="string" calcext:value-type="string">
            <text:p>X=9+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am has 2 bottle caps. He buys 41 more. How many bottle caps does William have in all?</text:p>
          </table:table-cell>
          <table:table-cell office:value-type="string" calcext:value-type="string">
            <text:p>X=2+4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orothy has 72 cards. She gives 5 to Harold. How many cards will Dorothy have?</text:p>
          </table:table-cell>
          <table:table-cell office:value-type="string" calcext:value-type="string">
            <text:p>X=72-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ara has 10 marbles. She loses 7. How many marbles will Sara have?</text:p>
          </table:table-cell>
          <table:table-cell office:value-type="string" calcext:value-type="string">
            <text:p>X=1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nnifer has 72 cards. 61 are eaten by a hippopotamus. How many cards will Jennifer have?</text:p>
          </table:table-cell>
          <table:table-cell office:value-type="string" calcext:value-type="string">
            <text:p>X=72-6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am has 10 marbles. He shares 3 with Theresa. How many marbles will William have?</text:p>
          </table:table-cell>
          <table:table-cell office:value-type="string" calcext:value-type="string">
            <text:p>X=10-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Larry starts with 91 cards. 17 are eaten by a hippopotamus. How many cards does Larry end with?</text:p>
          </table:table-cell>
          <table:table-cell office:value-type="string" calcext:value-type="string">
            <text:p>X=91-1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arah has 26 bottle caps. She buys 3 more. How many bottle caps does Sarah have in all?</text:p>
          </table:table-cell>
          <table:table-cell office:value-type="string" calcext:value-type="string">
            <text:p>X=26+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aniel had some noodles. He gave 12 noodles to William. Now Daniel only has 54 noodles. How many noodles did Daniel have to begin with?</text:p>
          </table:table-cell>
          <table:table-cell office:value-type="string" calcext:value-type="string">
            <text:p>X=12+5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Hayley had 25 meatballs on her plate. Kirsten stole some of her meatballs. Now she has 11 meatballs on her plate. How many meatballs <text:s/>did Kirsten steal?</text:p>
          </table:table-cell>
          <table:table-cell office:value-type="string" calcext:value-type="string">
            <text:p>X=25-11</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ext:s/>Jovana had 5 pounds of shells in her bucket. She added some shells and now has 28 pounds of shells. How many pounds did she add?</text:p>
          </table:table-cell>
          <table:table-cell office:value-type="string" calcext:value-type="string">
            <text:p>X=28-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Isha's pencil is 31 inches long. If she sharpens it, now her pencil is 14 inches long. How much did she sharpen off of her pencil?</text:p>
          </table:table-cell>
          <table:table-cell office:value-type="string" calcext:value-type="string">
            <text:p>X=31-1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ext:s/>Mrs. Sheridan has 11 cats. How many more cats does Mrs. Sheridan need to have 43 cats?</text:p>
          </table:table-cell>
          <table:table-cell office:value-type="string" calcext:value-type="string">
            <text:p>X=43-11</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Mrs. Franklin had 58 Valentines. Mrs. Franklin gave some to her students. Now she has 16. How many Valentines did Mrs. Franklin give <text:s/>to her students?</text:p>
          </table:table-cell>
          <table:table-cell office:value-type="string" calcext:value-type="string">
            <text:p>X=58-1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ext:s/>18 children were riding on the bus. At the bus stop, some more children got on the bus. Then there were 25 children altogether on the bus. How <text:s/>many children got on the bus at the bus stop?</text:p>
          </table:table-cell>
          <table:table-cell office:value-type="string" calcext:value-type="string">
            <text:p>X=25-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Misha has 34 dollars. How many more dollars does she have to earn to have 47 dollars?</text:p>
          </table:table-cell>
          <table:table-cell office:value-type="string" calcext:value-type="string">
            <text:p>X=47-3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29 birds were sitting in a tree. Some more fly up to the tree. Then there were 42 birds in the tree. How many more flew up to the tree?</text:p>
          </table:table-cell>
          <table:table-cell office:value-type="string" calcext:value-type="string">
            <text:p>X=42-29</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Robin had 18 pieces of gum. Her brother gave her some more pieces. Now Robin has 44 pieces in all. How many pieces of gum did Robin's <text:s/>brother give her?</text:p>
          </table:table-cell>
          <table:table-cell office:value-type="string" calcext:value-type="string">
            <text:p>X=44-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ommy had some balloons. His mom gave him 34 more balloons for his birthday. Then, Tommy had 60 balloons. How many balloons did <text:s/>Tommy have to start with?</text:p>
          </table:table-cell>
          <table:table-cell office:value-type="string" calcext:value-type="string">
            <text:p>X=60-3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ikey had 356 leaves. Some of her leaves blew away. Now she has 112 leaves left. How many of her leaves blew away?</text:p>
          </table:table-cell>
          <table:table-cell office:value-type="string" calcext:value-type="string">
            <text:p>X=356-11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Kelly had 56 apples. How many more apples does Kelly need to pick to have 105 apples altogether?</text:p>
          </table:table-cell>
          <table:table-cell office:value-type="string" calcext:value-type="string">
            <text:p>X=105-56</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Todd has some gum. Steve gave him 16 more pieces of gum. Now Todd has 54 pieces of gum. How many pieces did Todd have to start <text:s/>with?</text:p>
          </table:table-cell>
          <table:table-cell office:value-type="string" calcext:value-type="string">
            <text:p>X=54-16</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Nell collects baseball cards. She had 304 cards. She gave some of her cards to Jeff and now has 276 cards left. How many cards did Nell give <text:s/>to Jeff?</text:p>
          </table:table-cell>
          <table:table-cell office:value-type="string" calcext:value-type="string">
            <text:p>X=304-27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Kelly has 50 Nintendo games. How many does she need to give away so that she will have 35 games left?</text:p>
          </table:table-cell>
          <table:table-cell office:value-type="string" calcext:value-type="string">
            <text:p>X=50-35</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ext:s/>Connie had some marbles. She gave 73 to Juan. Now she has 70 marbles left. How many did she have to start with?</text:p>
          </table:table-cell>
          <table:table-cell office:value-type="string" calcext:value-type="string">
            <text:p>X=73+7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64 pigs in the barn. Some more come to join them. Now there are 86 pigs. How many pigs came to join <text:s/>them?</text:p>
          </table:table-cell>
          <table:table-cell office:value-type="string" calcext:value-type="string">
            <text:p>X=86-6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Rosa had 67 flowers. Andre gave her some more flowers. Now, Rosa has 90 flowers. How many flowers did Andre give to <text:s/>Rosa?</text:p>
          </table:table-cell>
          <table:table-cell office:value-type="string" calcext:value-type="string">
            <text:p>X=90-6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Adolfo made a tower with 35 blocks. He added some more blocks and now he has 65 blocks. How many did he have to <text:s/>add?</text:p>
          </table:table-cell>
          <table:table-cell office:value-type="string" calcext:value-type="string">
            <text:p>X=65-3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Megan has 19 seashells. How many more seashells does she need to find to have 25 seashells in her collection?</text:p>
          </table:table-cell>
          <table:table-cell office:value-type="string" calcext:value-type="string">
            <text:p>X=25-19</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Carla has some marbles. She bought 489 marbles. Now she has 2778 marbles all together. How many did she start with?</text:p>
          </table:table-cell>
          <table:table-cell office:value-type="string" calcext:value-type="string">
            <text:p>X=2778-48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onnie had some marbles. She gave 183 to Juan. Now she has 593 marbles left. How many did she have to start with?</text:p>
          </table:table-cell>
          <table:table-cell office:value-type="string" calcext:value-type="string">
            <text:p>X=183+59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My dog had some bones. Then, he dug up 367 bones. Now he has 860 bones. How many bones did he start with?</text:p>
          </table:table-cell>
          <table:table-cell office:value-type="string" calcext:value-type="string">
            <text:p>X=860-36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William has some bottle caps. He buys 41 more. How many bottle caps did he initially if he has 43 caps now?</text:p>
          </table:table-cell>
          <table:table-cell office:value-type="string" calcext:value-type="string">
            <text:p>X=43-41</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ol starts with some <text:s/>blocks. She loses 25. She now has 17 blocks with her. How many blocks did she have in the beginning?</text:p>
          </table:table-cell>
          <table:table-cell office:value-type="string" calcext:value-type="string">
            <text:p>X=25+1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illian collected some number of candies. Lillian's father gives Lillian 5 more. Now she has 93 candies with her. How many candies did Lillian start with?</text:p>
          </table:table-cell>
          <table:table-cell office:value-type="string" calcext:value-type="string">
            <text:p>X=9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larence has some tickets. He gives 7 to Eugene. How many tickets did he initially have if he now has 92?</text:p>
          </table:table-cell>
          <table:table-cell office:value-type="string" calcext:value-type="string">
            <text:p>X=7+9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5 apples are added to a pile on the table. If the pile now has 13 apples, how many were there initially?</text:p>
          </table:table-cell>
          <table:table-cell office:value-type="string" calcext:value-type="string">
            <text:p>X=1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usan gives Sean 8 apples. How many apples did Sean have in the beginning if he now has 17?</text:p>
          </table:table-cell>
          <table:table-cell office:value-type="string" calcext:value-type="string">
            <text:p>X=17-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bananas in a pile on the desk. 7 bananas are added to the pile. How many bananas were present in the beginning if there are 9 in the pile now?</text:p>
          </table:table-cell>
          <table:table-cell office:value-type="string" calcext:value-type="string">
            <text:p>X=9-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Jose starts with 7 bottle caps. He gets a few more from Rebecca. How many bottle caps did he get if he now has 9 caps?</text:p>
          </table:table-cell>
          <table:table-cell office:value-type="string" calcext:value-type="string">
            <text:p>X=9-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Bridget has a few Skittles. Henry has 5 Skittles. Henry gives all of his Skittles to Bridget. Bridget now has 7 Skittles with her. <text:s/>How many Skittles did Bridget start with?</text:p>
          </table:table-cell>
          <table:table-cell office:value-type="string" calcext:value-type="string">
            <text:p>X=7-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7 bottle caps in a box. Linda puts a few more bottle caps inside. If the box now has 12 caps, <text:s/>how many bottle caps did Lindu put in it?</text:p>
          </table:table-cell>
          <table:table-cell office:value-type="string" calcext:value-type="string">
            <text:p>X=12-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Brenda had some Skittles. She buys 8 more. Now she has 10. How many Skittles does Brenda start with?</text:p>
          </table:table-cell>
          <table:table-cell office:value-type="string" calcext:value-type="string">
            <text:p>X=10-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4 cards. A few cards more are added. If there are 7 cards now, how many were added?</text:p>
          </table:table-cell>
          <table:table-cell office:value-type="string" calcext:value-type="string">
            <text:p>X=7-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Alice had collected marbles. 7 marbles more are added to the collection. Now, she has 10. How many did she have in the beginning?</text:p>
          </table:table-cell>
          <table:table-cell office:value-type="string" calcext:value-type="string">
            <text:p>X=10-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8 oranges initially. John bought more oranges. Now he has 11 oranges. How many did he buy?</text:p>
          </table:table-cell>
          <table:table-cell office:value-type="string" calcext:value-type="string">
            <text:p>X=1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Carol collected peanuts. Carol's father gives Carol 5 more. If Carol now has 7 peanuts with her, how many did she start with?</text:p>
          </table:table-cell>
          <table:table-cell office:value-type="string" calcext:value-type="string">
            <text:p>X=7-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rs. Hilt read 4 books. Each book had 17 chapters in it. How many chapters did Mrs. Hilt read?</text:p>
          </table:table-cell>
          <table:table-cell office:value-type="string" calcext:value-type="string">
            <text:p>X=4*1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rs. Hilt measured the distance from her desk to the water fountain. It was 30 feet. How many feet will Mrs. Hilt walk on her trips to the <text:s/>fountain if she goes to the water fountain 4 times today?</text:p>
          </table:table-cell>
          <table:table-cell office:value-type="string" calcext:value-type="string">
            <text:p>X=4*3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llen went to a garage sale to buy chairs. Each chair cost 15 dollars. <text:s/>How much money did Ellen spend for the 12 chairs she bought?</text:p>
          </table:table-cell>
          <table:table-cell office:value-type="string" calcext:value-type="string">
            <text:p>X=12*1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Albert's cabbage patch has 12 rows of cabbage. In each row, there are 15 heads of cabbage. How many heads of cabbage does Albert have in <text:s/>all?</text:p>
          </table:table-cell>
          <table:table-cell office:value-type="string" calcext:value-type="string">
            <text:p>X=12*1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Marie can bike at a speed of 12 miles an hour. How far can she bike in 31 hours?</text:p>
          </table:table-cell>
          <table:table-cell office:value-type="string" calcext:value-type="string">
            <text:p>X=31*1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Tammy drove 55 miles in one hour. At that rate, how far can she drive in 36 hours?</text:p>
          </table:table-cell>
          <table:table-cell office:value-type="string" calcext:value-type="string">
            <text:p>X=36*5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It takes 4 apples to make 1 pie. How many apples does it take to make 504 pies?</text:p>
          </table:table-cell>
          <table:table-cell office:value-type="string" calcext:value-type="string">
            <text:p>X=504*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You have 24 cookies and want to share them equally with 6 people. How many cookies would each person get?</text:p>
          </table:table-cell>
          <table:table-cell office:value-type="string" calcext:value-type="string">
            <text:p>X=24/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You are reading a book with 120 pages. If you want to read the same number of pages each night, how many would you have to read each <text:s/>night to finish in 10 days?</text:p>
          </table:table-cell>
          <table:table-cell office:value-type="string" calcext:value-type="string">
            <text:p>X=12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A cereal box holds 18 cups of cereal. Each serving is 2 cups. How many servings are in the whole box?</text:p>
          </table:table-cell>
          <table:table-cell office:value-type="string" calcext:value-type="string">
            <text:p>X=18/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A box of books weighs 42 pounds. Each book weighs 3 pounds. How many books are there in the box?</text:p>
          </table:table-cell>
          <table:table-cell office:value-type="string" calcext:value-type="string">
            <text:p>X=42/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Sue's mother made 75 cookies. She put the cookies in bags, with 3 cookies in each bag. How many bags could she fill up?</text:p>
          </table:table-cell>
          <table:table-cell office:value-type="string" calcext:value-type="string">
            <text:p>X=75/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Frank worked 8 hours on the first 4 days of the week. How many hours did he work in all?</text:p>
          </table:table-cell>
          <table:table-cell office:value-type="string" calcext:value-type="string">
            <text:p>X=4*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Sue's family went on vacation. Her mom drove the car at 60 mph. They camped at a campground after traveling for 5 hours. How far was the <text:s/>campground from their home?</text:p>
          </table:table-cell>
          <table:table-cell office:value-type="string" calcext:value-type="string">
            <text:p>X=5*6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Brett drove 55 miles every hour. How many miles would he drive in 8 hours?</text:p>
          </table:table-cell>
          <table:table-cell office:value-type="string" calcext:value-type="string">
            <text:p>X=8*5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A perfect score is 21 points. How many points would you have after 3 perfect games in a row?</text:p>
          </table:table-cell>
          <table:table-cell office:value-type="string" calcext:value-type="string">
            <text:p>X=3*21</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Brian's car gets 20 miles per gallon. On his last trip, he used 3 gallons of gas. How many miles did he travel on his last trip?</text:p>
          </table:table-cell>
          <table:table-cell office:value-type="string" calcext:value-type="string">
            <text:p>X=3*2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ottle cap costs $2. How much do 6 bottle caps cost?</text:p>
          </table:table-cell>
          <table:table-cell office:value-type="string" calcext:value-type="string">
            <text:p>X=6*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3 oranges. If there are 4 children, how many oranges are there in total?</text:p>
          </table:table-cell>
          <table:table-cell office:value-type="string" calcext:value-type="string">
            <text:p>X=4*3</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anana costs $5. How much do 4 bananas cost?</text:p>
          </table:table-cell>
          <table:table-cell office:value-type="string" calcext:value-type="string">
            <text:p>X=4*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ticket costs $9. How much do 4 tickets cost?</text:p>
          </table:table-cell>
          <table:table-cell office:value-type="string" calcext:value-type="string">
            <text:p>X=4*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ottle cap costs $5. How much do 6 bottle caps cost?</text:p>
          </table:table-cell>
          <table:table-cell office:value-type="string" calcext:value-type="string">
            <text:p>X=6*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ichelle has 7 boxes of crayons. Each box holds 5 crayons. How many crayons does Michelle have?</text:p>
          </table:table-cell>
          <table:table-cell office:value-type="string" calcext:value-type="string">
            <text:p>X=7*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8 marbles in each box. How many marbles are in 6 boxes?</text:p>
          </table:table-cell>
          <table:table-cell office:value-type="string" calcext:value-type="string">
            <text:p>X=6*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2 candies. If there are 9 children, how many candies are there in total?</text:p>
          </table:table-cell>
          <table:table-cell office:value-type="string" calcext:value-type="string">
            <text:p>X=9*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5 bottle caps. If there are 9 children, how many bottle caps are there in total?</text:p>
          </table:table-cell>
          <table:table-cell office:value-type="string" calcext:value-type="string">
            <text:p>X=9*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6 pencils. If there are 2 children, how many pencils are there in total?</text:p>
          </table:table-cell>
          <table:table-cell office:value-type="string" calcext:value-type="string">
            <text:p>X=2*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5 bottle caps. If there are 9 children, how many bottle caps are there in total?</text:p>
          </table:table-cell>
          <table:table-cell office:value-type="string" calcext:value-type="string">
            <text:p>X=9*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ticket costs $9. How much do 4 tickets cost?</text:p>
          </table:table-cell>
          <table:table-cell office:value-type="string" calcext:value-type="string">
            <text:p>X=4*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Stephanie went to the store 8 times last month. She buys 2 oranges each time she goes to the store. How many oranges did Stephanie buy last month?</text:p>
          </table:table-cell>
          <table:table-cell office:value-type="string" calcext:value-type="string">
            <text:p>X=8*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Sarah has 7 boxes of apples. Each box holds 8 apples. How many apples does Sarah have?</text:p>
          </table:table-cell>
          <table:table-cell office:value-type="string" calcext:value-type="string">
            <text:p>X=7*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artin has 8 boxes of crayons. Each box holds 7 crayons. How many crayons does Martin have?</text:p>
          </table:table-cell>
          <table:table-cell office:value-type="string" calcext:value-type="string">
            <text:p>X=8*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9 bottle caps in each box. How many bottle caps are in 6 boxes?</text:p>
          </table:table-cell>
          <table:table-cell office:value-type="string" calcext:value-type="string">
            <text:p>X=6*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Paula has 6 boxes of peanuts. Each box holds 4 peanuts. How many peanuts does Paula have?</text:p>
          </table:table-cell>
          <table:table-cell office:value-type="string" calcext:value-type="string">
            <text:p>X=6*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ric has 3 boxes of pencils. Each box holds 9 pencils. How many pencils does Eric have?</text:p>
          </table:table-cell>
          <table:table-cell office:value-type="string" calcext:value-type="string">
            <text:p>X=3*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6 marbles in each box. How many marbles are in 3 boxes?</text:p>
          </table:table-cell>
          <table:table-cell office:value-type="string" calcext:value-type="string">
            <text:p>X=3*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Kimberly went to the store 3 times last month. She buys 7 peanuts each time she goes to the store. How many peanuts did Kimberly buy last month?</text:p>
          </table:table-cell>
          <table:table-cell office:value-type="string" calcext:value-type="string">
            <text:p>X=3*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Ronald went to the store 2 times last month. He buys 10 bananas each time he goes to the store. How many bananas did Ronald buy last month?</text:p>
          </table:table-cell>
          <table:table-cell office:value-type="string" calcext:value-type="string">
            <text:p>X=2*1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Kathleen went to the store 5 times last month. She buys 6 bottle caps each time she goes to the store. How many bottle caps did Kathleen buy last month?</text:p>
          </table:table-cell>
          <table:table-cell office:value-type="string" calcext:value-type="string">
            <text:p>X=5*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4 crayons in each box. How many crayons are in 3 boxes?</text:p>
          </table:table-cell>
          <table:table-cell office:value-type="string" calcext:value-type="string">
            <text:p>X=3*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Kimberly went to the store 3 times last month. She buys 7 peanuts each time she goes to the store. How many peanuts did Kimberly buy last month?</text:p>
          </table:table-cell>
          <table:table-cell office:value-type="string" calcext:value-type="string">
            <text:p>X=3*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 school is planning a field trip. There are 14 students and 2 seats on each school bus. How many buses are needed to take the trip?</text:p>
          </table:table-cell>
          <table:table-cell office:value-type="string" calcext:value-type="string">
            <text:p>X=14/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Betty has 24 oranges stored in boxes. If there are 3 boxes, how many oranges must go in each box?</text:p>
          </table:table-cell>
          <table:table-cell office:value-type="string" calcext:value-type="string">
            <text:p>X=24/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 school is planning a field trip. There are 9 students and 3 seats on each school bus. How many buses are needed to take the trip?</text:p>
          </table:table-cell>
          <table:table-cell office:value-type="string" calcext:value-type="string">
            <text:p>X=9/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2 students in the class and 18 pencils. If the pencils are divided equally among the students, how many does each student get?</text:p>
          </table:table-cell>
          <table:table-cell office:value-type="string" calcext:value-type="string">
            <text:p>X=18/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9 students in the class and 81 tickets. If the tickets are divided equally among the students, how many does each student get?</text:p>
          </table:table-cell>
          <table:table-cell office:value-type="string" calcext:value-type="string">
            <text:p>X=81/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5 bottle caps in Beverly's bottle cap collection. If the bottle caps are organized into 7 groups, how big is each group?</text:p>
          </table:table-cell>
          <table:table-cell office:value-type="string" calcext:value-type="string">
            <text:p>X=35/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effrey wants to split a collection of bottle caps into groups of 2. Jeffrey has 12 bottle caps. How many groups will be created?</text:p>
          </table:table-cell>
          <table:table-cell office:value-type="string" calcext:value-type="string">
            <text:p>X=12/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9 students in the class and 81 tickets. If the tickets are divided equally among the students, how many does each student get?</text:p>
          </table:table-cell>
          <table:table-cell office:value-type="string" calcext:value-type="string">
            <text:p>X=81/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Peter has 4 candies stored in boxes. If there are 2 boxes, how many candies must go in each box?</text:p>
          </table:table-cell>
          <table:table-cell office:value-type="string" calcext:value-type="string">
            <text:p>X=4/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 students in the class and 42 apples. If the apples are divided equally among the students, how many does each student get?</text:p>
          </table:table-cell>
          <table:table-cell office:value-type="string" calcext:value-type="string">
            <text:p>X=42/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Martha is inviting 4 friends to a party. She has 12 cookies. How many cookies will each friend get?</text:p>
          </table:table-cell>
          <table:table-cell office:value-type="string" calcext:value-type="string">
            <text:p>X=12/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esse has 21 bananas. If he shares them among 3 friends, how many bananas does each friend get?</text:p>
          </table:table-cell>
          <table:table-cell office:value-type="string" calcext:value-type="string">
            <text:p>X=21/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 students in the class and 56 eggs. If the eggs are divided equally among the students, how many does each student get?</text:p>
          </table:table-cell>
          <table:table-cell office:value-type="string" calcext:value-type="string">
            <text:p>X=56/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Elizabeth is inviting 5 friends to a party. She has 10 cookies. How many cookies will each friend get?</text:p>
          </table:table-cell>
          <table:table-cell office:value-type="string" calcext:value-type="string">
            <text:p>X=10/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2 cards in Jean's card collection. If the cards are organized into 9 groups, how big is each group?</text:p>
          </table:table-cell>
          <table:table-cell office:value-type="string" calcext:value-type="string">
            <text:p>X=72/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Eric wants to split a collection of peanuts into groups of 8. Eric has 64 peanuts. How many groups will be created?</text:p>
          </table:table-cell>
          <table:table-cell office:value-type="string" calcext:value-type="string">
            <text:p>X=64/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Henry wants to split a collection of crayons into groups of 6. Henry has 42 crayons. How many groups will be created?</text:p>
          </table:table-cell>
          <table:table-cell office:value-type="string" calcext:value-type="string">
            <text:p>X=42/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Jack is inviting 4 friends to a party. He has 16 cookies. How many cookies will each friend get?</text:p>
          </table:table-cell>
          <table:table-cell office:value-type="string" calcext:value-type="string">
            <text:p>X=16/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Harry is inviting 3 friends to a party. He has 12 cookies. How many cookies will each friend get?</text:p>
          </table:table-cell>
          <table:table-cell office:value-type="string" calcext:value-type="string">
            <text:p>X=12/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0 candies in Kathy's candy collection. If the candies are organized into 10 groups, how big is each group?</text:p>
          </table:table-cell>
          <table:table-cell office:value-type="string" calcext:value-type="string">
            <text:p>X=3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Deborah is inviting 10 friends to a party. She has 80 cookies. How many cookies will each friend get?</text:p>
          </table:table-cell>
          <table:table-cell office:value-type="string" calcext:value-type="string">
            <text:p>X=8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 school is planning a field trip. There are 28 students and 7 seats on each school bus. How many buses are needed to take the trip?</text:p>
          </table:table-cell>
          <table:table-cell office:value-type="string" calcext:value-type="string">
            <text:p>X=28/7</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36 bananas in Diane's banana collection. If the bananas are organized into 6 groups, how big is each group?</text:p>
          </table:table-cell>
          <table:table-cell office:value-type="string" calcext:value-type="string">
            <text:p>X=36/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6 bananas in Diane's banana collection. If the bananas are organized into 6 groups, how big is each group?</text:p>
          </table:table-cell>
          <table:table-cell office:value-type="string" calcext:value-type="string">
            <text:p>X=36/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Louise has 42 oranges stored in boxes. If there are 7 boxes, how many oranges must go in each box?</text:p>
          </table:table-cell>
          <table:table-cell office:value-type="string" calcext:value-type="string">
            <text:p>X=42/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 school is planning a field trip. There are 45 students and 9 seats on each school bus. How many buses are needed to take the trip?</text:p>
          </table:table-cell>
          <table:table-cell office:value-type="string" calcext:value-type="string">
            <text:p>X=45/9</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Michael has 16 blocks stored in boxes. If there are 8 boxes, how many blocks must go in each box?</text:p>
          </table:table-cell>
          <table:table-cell office:value-type="string" calcext:value-type="string">
            <text:p>X=16/8</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Albert has 35 oranges stored in boxes. If there are 7 boxes, how many oranges must go in each box?</text:p>
          </table:table-cell>
          <table:table-cell office:value-type="string" calcext:value-type="string">
            <text:p>X=35/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Lori has 30 marbles. If she shares them among 5 friends, how many marbles does each friend get?</text:p>
          </table:table-cell>
          <table:table-cell office:value-type="string" calcext:value-type="string">
            <text:p>X=30/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Brenda wants to split a collection of erasers into groups of 90. Brenda has 270 erasers. How many groups will be created?</text:p>
          </table:table-cell>
          <table:table-cell office:value-type="string" calcext:value-type="string">
            <text:p>X=270/9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180 students and 60 seats on each school bus. How many buses are needed to take the trip?</text:p>
          </table:table-cell>
          <table:table-cell office:value-type="string" calcext:value-type="string">
            <text:p>X=180/6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Bonnie has 10 tickets. If she shares them among 2 friends, how many tickets does each friend get?</text:p>
          </table:table-cell>
          <table:table-cell office:value-type="string" calcext:value-type="string">
            <text:p>X=10/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Steven wants to split a collection of cards into groups of 6. Steven has 30 cards. How many groups will be created?</text:p>
          </table:table-cell>
          <table:table-cell office:value-type="string" calcext:value-type="string">
            <text:p>X=30/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ric has 9306 erasers. If he shares them among 99 friends, how many erasers does each friend get?</text:p>
          </table:table-cell>
          <table:table-cell office:value-type="string" calcext:value-type="string">
            <text:p>X=9306/9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Diana has 3840 erasers. If she shares them among 48 friends, how many erasers does each friend get?</text:p>
          </table:table-cell>
          <table:table-cell office:value-type="string" calcext:value-type="string">
            <text:p>X=3840/48</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Sarah sold 24 Lemon Chalet Cremes. How many cases of boxes does Sarah need if each box can hold 12?</text:p>
          </table:table-cell>
          <table:table-cell office:value-type="string" calcext:value-type="string">
            <text:p>X=24/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If Karen sold 36 Tagalongs, how many cases of boxes does Karen pickup from the cookie mom if each box has 12?</text:p>
          </table:table-cell>
          <table:table-cell office:value-type="string" calcext:value-type="string">
            <text:p>X=36/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If Harold split 15 apples between 3 people in her class and kept the left overs, how many apples did each classmate get?</text:p>
          </table:table-cell>
          <table:table-cell office:value-type="string" calcext:value-type="string">
            <text:p>X=15/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If Victor split 25 Skittles between 5 people in her class and kept the left overs, how many Skittles did each classmate get?</text:p>
          </table:table-cell>
          <table:table-cell office:value-type="string" calcext:value-type="string">
            <text:p>X=25/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enny sold 24 Trefoils. How many cases of boxes plus extra boxes does Jenny need to deliver if each box can have 8?</text:p>
          </table:table-cell>
          <table:table-cell office:value-type="string" calcext:value-type="string">
            <text:p>X=24/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Gumballs come in packages of 5. Nathan ate 20 gumballs. How many whole boxes did he eat?</text:p>
          </table:table-cell>
          <table:table-cell office:value-type="string" calcext:value-type="string">
            <text:p>X=20/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Shirley sold 20 Do-Si-Dos. How many cases of boxes, plus extra boxes does Shirley need if each contains 4?</text:p>
          </table:table-cell>
          <table:table-cell office:value-type="string" calcext:value-type="string">
            <text:p>X=20/4</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Lemon heads come in packages of 6. Louis ate 54 Lemon Heads. How many whole boxes did he eat?</text:p>
          </table:table-cell>
          <table:table-cell office:value-type="string" calcext:value-type="string">
            <text:p>X=54/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397 butterflies. Each butterfly has 12 black dots. How many black dots are there in all?</text:p>
          </table:table-cell>
          <table:table-cell office:value-type="string" calcext:value-type="string">
            <text:p>X=397*1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How many cookies would you have if you had 37 bags of cookies with 19 cookies in each bag?</text:p>
          </table:table-cell>
          <table:table-cell office:value-type="string" calcext:value-type="string">
            <text:p>X=37*1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How much would 136 pieces of bubble gum cost if each piece costs 18 cents?</text:p>
          </table:table-cell>
          <table:table-cell office:value-type="string" calcext:value-type="string">
            <text:p>X=136*1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For the fifth grade play, the chairs have been put into 27 rows with 16 chairs in each row. How many chairs have been put out for the play?</text:p>
          </table:table-cell>
          <table:table-cell office:value-type="string" calcext:value-type="string">
            <text:p>X=27*1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The Ferris wheel in Paradise Park has 14 seats. Each seat can hold 6 people. How many people can ride the Ferris wheel at the same time?</text:p>
          </table:table-cell>
          <table:table-cell office:value-type="string" calcext:value-type="string">
            <text:p>X=14*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A garden has 52 rows and 15 columns of bean plans. How many plants are there in all?</text:p>
          </table:table-cell>
          <table:table-cell office:value-type="string" calcext:value-type="string">
            <text:p>X=52*1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Your class is having a pizza party. You buy 5 pizzas. Each pizza has 4 slices. How many slices is that altogether?</text:p>
          </table:table-cell>
          <table:table-cell office:value-type="string" calcext:value-type="string">
            <text:p>X=5*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Ted has 15 candy bars. He wants to put them into 5 bags so there are the same number of candy bars in each bag. How many candy bars <text:s/>should go in each bag?</text:p>
          </table:table-cell>
          <table:table-cell office:value-type="string" calcext:value-type="string">
            <text:p>X=15/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A candy store has 6 boxes of chocolates. Each box has 500 pieces. How many pieces are there altogether in the boxes?</text:p>
          </table:table-cell>
          <table:table-cell office:value-type="string" calcext:value-type="string">
            <text:p>X=6*50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Martha bought 18 small cakes. She has 3 children. She would like to divide the cakes among her children so that each child gets the same <text:s/>amount. How many cakes would each child get?</text:p>
          </table:table-cell>
          <table:table-cell office:value-type="string" calcext:value-type="string">
            <text:p>X=18/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Julian is writing a comic book. His story has 143 frames in all. If he wants to put exactly 11 frames on each page, how many pages would <text:s/>he have?</text:p>
          </table:table-cell>
          <table:table-cell office:value-type="string" calcext:value-type="string">
            <text:p>X=143/11</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Bob's car gets 10 kilometers per gallon. How far can he drive on 9 gallons of gas?</text:p>
          </table:table-cell>
          <table:table-cell office:value-type="string" calcext:value-type="string">
            <text:p>X=9*1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Each cup contains 8 ounces. How many ounces are in 33 cups?</text:p>
          </table:table-cell>
          <table:table-cell office:value-type="string" calcext:value-type="string">
            <text:p>X=33*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3 eggs in each box. How many eggs are in 2 boxes?</text:p>
          </table:table-cell>
          <table:table-cell office:value-type="string" calcext:value-type="string">
            <text:p>X=2*3</text:p>
          </table:table-cell>
          <table:table-cell office:value-type="string" calcext:value-type="string">
            <text:p>total</text:p>
          </table:table-cell>
          <table:table-cell office:value-type="string" calcext:value-type="string">
            <text:p>vary</text:p>
          </table:table-cell>
        </table:table-row>
      </table:table>
      <table:table table:name="PD_367" table:style-name="ta1">
        <table:table-column table:style-name="co5" table:default-cell-style-name="Default"/>
        <table:table-column table:style-name="co3" table:number-columns-repeated="3" table:default-cell-style-name="Default"/>
        <table:table-row table:style-name="ro1">
          <table:table-cell office:value-type="string" calcext:value-type="string">
            <text:p>Mrs. Hilt baked pies last weekend for a holiday dinner. She baked 15 apples pies. If she wants to arrange all of the pies in <text:s/>rows of 5 pies each, how many rows will she have?</text:p>
          </table:table-cell>
          <table:table-cell office:value-type="string" calcext:value-type="string">
            <text:p>X=15/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A cereal box holds 18 cups of cereal. Each serving is 2 cups. How many servings are in the whole box?</text:p>
          </table:table-cell>
          <table:table-cell office:value-type="string" calcext:value-type="string">
            <text:p>X=18/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A box of books weighs 42 pounds. Each book weighs 3 pounds. How many books are there in the box?</text:p>
          </table:table-cell>
          <table:table-cell office:value-type="string" calcext:value-type="string">
            <text:p>X=42/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Sue's mother made 75 cookies. She put the cookies in bags, with 3 cookies in each bag. How many bags could she fill up?</text:p>
          </table:table-cell>
          <table:table-cell office:value-type="string" calcext:value-type="string">
            <text:p>X=75/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14 students and 2 seats on each school bus. How many buses are needed to take the trip?</text:p>
          </table:table-cell>
          <table:table-cell office:value-type="string" calcext:value-type="string">
            <text:p>X=14/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9 students and 3 seats on each school bus. How many buses are needed to take the trip?</text:p>
          </table:table-cell>
          <table:table-cell office:value-type="string" calcext:value-type="string">
            <text:p>X=9/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Jeffrey wants to split a collection of bottle caps into groups of 2. Jeffrey has 12 bottle caps. How many groups will be created?</text:p>
          </table:table-cell>
          <table:table-cell office:value-type="string" calcext:value-type="string">
            <text:p>X=12/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ric wants to split a collection of peanuts into groups of 8. Eric has 64 peanuts. How many groups will be created?</text:p>
          </table:table-cell>
          <table:table-cell office:value-type="string" calcext:value-type="string">
            <text:p>X=64/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Henry wants to split a collection of crayons into groups of 6. Henry has 42 crayons. How many groups will be created?</text:p>
          </table:table-cell>
          <table:table-cell office:value-type="string" calcext:value-type="string">
            <text:p>X=42/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28 students and 7 seats on each school bus. How many buses are needed to take the trip?</text:p>
          </table:table-cell>
          <table:table-cell office:value-type="string" calcext:value-type="string">
            <text:p>X=28/7</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45 students and 9 seats on each school bus. How many buses are needed to take the trip?</text:p>
          </table:table-cell>
          <table:table-cell office:value-type="string" calcext:value-type="string">
            <text:p>X=45/9</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Brenda wants to split a collection of erasers into groups of 90. Brenda has 270 erasers. How many groups will be created?</text:p>
          </table:table-cell>
          <table:table-cell office:value-type="string" calcext:value-type="string">
            <text:p>X=270/9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 school is planning a field trip. There are 180 students and 60 seats on each school bus. How many buses are needed to take the trip?</text:p>
          </table:table-cell>
          <table:table-cell office:value-type="string" calcext:value-type="string">
            <text:p>X=180/6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Steven wants to split a collection of cards into groups of 6. Steven has 30 cards. How many groups will be created?</text:p>
          </table:table-cell>
          <table:table-cell office:value-type="string" calcext:value-type="string">
            <text:p>X=30/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Sarah sold 24 Lemon Chalet Cremes. How many cases of boxes does Sarah need if each box can hold 12?</text:p>
          </table:table-cell>
          <table:table-cell office:value-type="string" calcext:value-type="string">
            <text:p>X=24/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If Karen sold 36 Tagalongs, how many cases of boxes does Karen pickup from the cookie mom if each box has 12?</text:p>
          </table:table-cell>
          <table:table-cell office:value-type="string" calcext:value-type="string">
            <text:p>X=36/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Jenny sold 24 Trefoils. How many cases of boxes plus extra boxes does Jenny need to deliver if each box can have 8?</text:p>
          </table:table-cell>
          <table:table-cell office:value-type="string" calcext:value-type="string">
            <text:p>X=24/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Gumballs come in packages of 5. Nathan ate 20 gumballs. How many whole boxes did he eat?</text:p>
          </table:table-cell>
          <table:table-cell office:value-type="string" calcext:value-type="string">
            <text:p>X=20/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Shirley sold 20 Do-Si-Dos. How many cases of boxes, plus extra boxes does Shirley need if each contains 4?</text:p>
          </table:table-cell>
          <table:table-cell office:value-type="string" calcext:value-type="string">
            <text:p>X=20/4</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Lemon heads come in packages of 6. Louis ate 54 Lemon Heads. How many whole boxes did he eat?</text:p>
          </table:table-cell>
          <table:table-cell office:value-type="string" calcext:value-type="string">
            <text:p>X=54/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Julian is writing a comic book. His story has 143 frames in all. If he wants to put exactly 11 frames on each page, how many pages would <text:s/>he have?</text:p>
          </table:table-cell>
          <table:table-cell office:value-type="string" calcext:value-type="string">
            <text:p>X=143/11</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ach bags contain 2 pounds of oranges. How many bags of oranges are there if there are 6 pounds altogether?</text:p>
          </table:table-cell>
          <table:table-cell office:value-type="string" calcext:value-type="string">
            <text:p>X=6/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Mrs. Johns read some books. Each book had 7 chapters in it. How many books did she read if she read 14 chapters?</text:p>
          </table:table-cell>
          <table:table-cell office:value-type="string" calcext:value-type="string">
            <text:p>X=14/7</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Mrs. Hilt measured the distance from her desk to the water fountain. <text:s/>It was 30 feet. Mrs. Hilt walked 120 feet on her trips to the <text:s/>fountain today. <text:s/>How many trips did she take today? </text:p>
          </table:table-cell>
          <table:table-cell office:value-type="string" calcext:value-type="string">
            <text:p>X=120/3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llen went to a garage sale to buy chairs worth 180 dollars. Each chair cost 15 dollars. <text:s/>How many chairs did Ellen buy?</text:p>
          </table:table-cell>
          <table:table-cell office:value-type="string" calcext:value-type="string">
            <text:p>X=180/1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Albert's cabbage patch has some rows of cabbage. In each row, there are 15 heads of cabbage. How many <text:s/>rows does he have if there are 180 heads of cabbage in all?</text:p>
          </table:table-cell>
          <table:table-cell office:value-type="string" calcext:value-type="string">
            <text:p>X=180/1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Marie can bike at a speed of 12 miles an hour. How many hours does she take to bike 24 miles?</text:p>
          </table:table-cell>
          <table:table-cell office:value-type="string" calcext:value-type="string">
            <text:p>X=24/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ammy drove 55 miles in one hour. How many hours did she drive to cover 165 miles?</text:p>
          </table:table-cell>
          <table:table-cell office:value-type="string" calcext:value-type="string">
            <text:p>X=165/5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It takes 4 apples to make a pie. How many pies did John make if he used 20 apples?</text:p>
          </table:table-cell>
          <table:table-cell office:value-type="string" calcext:value-type="string">
            <text:p>X=20/4</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Frank worked 8 hours each day. He worked for 40 hours in all. How many days did he work?</text:p>
          </table:table-cell>
          <table:table-cell office:value-type="string" calcext:value-type="string">
            <text:p>X=40/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Sue's family went on vacation. Her mom drove the car at 60 mph. They camped at a campground after traveling 300 miles. How many hours away was the campground from their home?</text:p>
          </table:table-cell>
          <table:table-cell office:value-type="string" calcext:value-type="string">
            <text:p>X=300/6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Brett drove 55 miles every hour. How long did it take for him to travel 400 miles? </text:p>
          </table:table-cell>
          <table:table-cell office:value-type="string" calcext:value-type="string">
            <text:p>X=400/55</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Paula has some boxes of peanuts. Each box holds 4 peanuts. There are 24 peanuts in all. How many boxes did she have?</text:p>
          </table:table-cell>
          <table:table-cell office:value-type="string" calcext:value-type="string">
            <text:p>X=24/4</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3 eggs in each box. How many boxes are there if there are 6 eggs altogether?</text:p>
          </table:table-cell>
          <table:table-cell office:value-type="string" calcext:value-type="string">
            <text:p>X=6/3</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ext:s/>The Ferris wheel in Paradise Park has some seats. Each seat can hold 6 people. 24 people can ride the Ferris wheel at the same time. How many seats does it have?</text:p>
          </table:table-cell>
          <table:table-cell office:value-type="string" calcext:value-type="string">
            <text:p>X=24/6</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8 marbles in each box. How many boxes are required to hold 16 marbles?</text:p>
          </table:table-cell>
          <table:table-cell office:value-type="string" calcext:value-type="string">
            <text:p>X=16/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some butterflies. Each butterfly has 12 black dots. There are a total of 24 black dots. How many butterflies are there in all?</text:p>
          </table:table-cell>
          <table:table-cell office:value-type="string" calcext:value-type="string">
            <text:p>X=24/12</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There are 100 cookies. A bag can hold 10 cookies. How many bags are needed to hold all the cookies?</text:p>
          </table:table-cell>
          <table:table-cell office:value-type="string" calcext:value-type="string">
            <text:p>X=100/10</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ach cup contains 8 ounces. How many cups are there if there are 16 ounces?</text:p>
          </table:table-cell>
          <table:table-cell office:value-type="string" calcext:value-type="string">
            <text:p>X=16/8</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Your class is having a pizza party. You buy some pizzas. Each pizza has 4 slices. How many pizzas are there altogether if there are 12 slices?</text:p>
          </table:table-cell>
          <table:table-cell office:value-type="string" calcext:value-type="string">
            <text:p>X=12/4</text:p>
          </table:table-cell>
          <table:table-cell office:value-type="string" calcext:value-type="string">
            <text:p>num_part</text:p>
          </table:table-cell>
          <table:table-cell office:value-type="string" calcext:value-type="string">
            <text:p>vary</text:p>
          </table:table-cell>
        </table:table-row>
        <table:table-row table:style-name="ro1">
          <table:table-cell office:value-type="string" calcext:value-type="string">
            <text:p>Each bag contains 23 pounds of oranges. How many pounds of oranges are in 45 bags?</text:p>
          </table:table-cell>
          <table:table-cell office:value-type="string" calcext:value-type="string">
            <text:p>X=45*23</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rs. Hilt read 4 books. Each book had 17 chapters in it. How many chapters did Mrs. Hilt read?</text:p>
          </table:table-cell>
          <table:table-cell office:value-type="string" calcext:value-type="string">
            <text:p>X=4*1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rs. Hilt measured the distance from her desk to the water fountain. It was 30 feet. How many feet will Mrs. Hilt walk on her trips to the <text:s/>fountain if she goes to the water fountain 4 times today?</text:p>
          </table:table-cell>
          <table:table-cell office:value-type="string" calcext:value-type="string">
            <text:p>X=4*3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llen went to a garage sale to buy chairs. Each chair cost 15 dollars. <text:s/>How much money did Ellen spend for the 12 chairs she bought?</text:p>
          </table:table-cell>
          <table:table-cell office:value-type="string" calcext:value-type="string">
            <text:p>X=12*1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Albert's cabbage patch has 12 rows of cabbage. In each row, there are 15 heads of cabbage. How many heads of cabbage does Albert have in <text:s/>all?</text:p>
          </table:table-cell>
          <table:table-cell office:value-type="string" calcext:value-type="string">
            <text:p>X=12*1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Marie can bike at a speed of 12 miles an hour. How far can she bike in 31 hours?</text:p>
          </table:table-cell>
          <table:table-cell office:value-type="string" calcext:value-type="string">
            <text:p>X=31*1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Tammy drove 55 miles in one hour. At that rate, how far can she drive in 36 hours?</text:p>
          </table:table-cell>
          <table:table-cell office:value-type="string" calcext:value-type="string">
            <text:p>X=36*5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It takes 4 apples to make a pie. How many apples does it take to make 504 pies?</text:p>
          </table:table-cell>
          <table:table-cell office:value-type="string" calcext:value-type="string">
            <text:p>X=504*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Frank worked 8 hours on the first 4 days of the week. How many hours did he work in all?</text:p>
          </table:table-cell>
          <table:table-cell office:value-type="string" calcext:value-type="string">
            <text:p>X=4*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Sue's family went on vacation. Her mom drove the car at 60 mph. They camped at a campground after traveling for 5 hours. How far was the <text:s/>campground from their home?</text:p>
          </table:table-cell>
          <table:table-cell office:value-type="string" calcext:value-type="string">
            <text:p>X=5*6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Brett drove 55 miles every hour. How many miles would he drive in 8 hours?</text:p>
          </table:table-cell>
          <table:table-cell office:value-type="string" calcext:value-type="string">
            <text:p>X=8*5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A perfect score is 21 points. How many points would you have after 3 perfect games in a row?</text:p>
          </table:table-cell>
          <table:table-cell office:value-type="string" calcext:value-type="string">
            <text:p>X=3*21</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Brian's car gets 20 miles per gallon. On his last trip, he used 3 gallons of gas. How many miles did he travel on his last trip?</text:p>
          </table:table-cell>
          <table:table-cell office:value-type="string" calcext:value-type="string">
            <text:p>X=3*2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ottle cap costs $2. How much do 6 bottle caps cost?</text:p>
          </table:table-cell>
          <table:table-cell office:value-type="string" calcext:value-type="string">
            <text:p>X=6*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3 oranges. If there are 4 children, how many oranges are there in total?</text:p>
          </table:table-cell>
          <table:table-cell office:value-type="string" calcext:value-type="string">
            <text:p>X=4*3</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anana costs 5 dollars. How much do 4 bananas cost?</text:p>
          </table:table-cell>
          <table:table-cell office:value-type="string" calcext:value-type="string">
            <text:p>X=4*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ticket costs $9. How much do 4 tickets cost?</text:p>
          </table:table-cell>
          <table:table-cell office:value-type="string" calcext:value-type="string">
            <text:p>X=4*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bottle cap costs $5. How much do 6 bottle caps cost?</text:p>
          </table:table-cell>
          <table:table-cell office:value-type="string" calcext:value-type="string">
            <text:p>X=6*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ichelle has 7 boxes of crayons. Each box holds 5 crayons. How many crayons does Michelle have?</text:p>
          </table:table-cell>
          <table:table-cell office:value-type="string" calcext:value-type="string">
            <text:p>X=7*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8 marbles in each box. How many marbles are in 6 boxes?</text:p>
          </table:table-cell>
          <table:table-cell office:value-type="string" calcext:value-type="string">
            <text:p>X=6*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2 candies. If there are 9 children, how many candies are there in total?</text:p>
          </table:table-cell>
          <table:table-cell office:value-type="string" calcext:value-type="string">
            <text:p>X=9*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5 bottle caps. If there are 9 children, how many bottle caps are there in total?</text:p>
          </table:table-cell>
          <table:table-cell office:value-type="string" calcext:value-type="string">
            <text:p>X=9*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6 pencils. If there are 2 children, how many pencils are there in total?</text:p>
          </table:table-cell>
          <table:table-cell office:value-type="string" calcext:value-type="string">
            <text:p>X=2*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child has 5 bottle caps. If there are 9 children, how many bottle caps are there in total?</text:p>
          </table:table-cell>
          <table:table-cell office:value-type="string" calcext:value-type="string">
            <text:p>X=9*5</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ach ticket costs $9. How much do 4 tickets cost?</text:p>
          </table:table-cell>
          <table:table-cell office:value-type="string" calcext:value-type="string">
            <text:p>X=4*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Stephanie went to the store 8 times last month. She buys 2 oranges each time she goes to the store. How many oranges did Stephanie buy last month?</text:p>
          </table:table-cell>
          <table:table-cell office:value-type="string" calcext:value-type="string">
            <text:p>X=8*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Sarah has 7 boxes of apples. Each box holds 8 apples. How many apples does Sarah have?</text:p>
          </table:table-cell>
          <table:table-cell office:value-type="string" calcext:value-type="string">
            <text:p>X=7*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artin has 8 boxes of crayons. Each box holds 7 crayons. How many crayons does Martin have?</text:p>
          </table:table-cell>
          <table:table-cell office:value-type="string" calcext:value-type="string">
            <text:p>X=8*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9 bottle caps in each box. How many bottle caps are in 6 boxes?</text:p>
          </table:table-cell>
          <table:table-cell office:value-type="string" calcext:value-type="string">
            <text:p>X=6*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Paula has 6 boxes of peanuts. Each box holds 4 peanuts. How many peanuts does Paula have?</text:p>
          </table:table-cell>
          <table:table-cell office:value-type="string" calcext:value-type="string">
            <text:p>X=6*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Eric has 3 boxes of pencils. Each box holds 9 pencils. How many pencils does Eric have?</text:p>
          </table:table-cell>
          <table:table-cell office:value-type="string" calcext:value-type="string">
            <text:p>X=3*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6 marbles in each box. How many marbles are in 3 boxes?</text:p>
          </table:table-cell>
          <table:table-cell office:value-type="string" calcext:value-type="string">
            <text:p>X=3*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Ronald went to the store 2 times last month. He buys 10 bananas each time he goes to the store. How many bananas did Ronald buy last month?</text:p>
          </table:table-cell>
          <table:table-cell office:value-type="string" calcext:value-type="string">
            <text:p>X=2*10</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Kathleen went to the store 5 times last month. She buys 6 bottle caps each time she goes to the store. How many bottle caps did Kathleen buy last month?</text:p>
          </table:table-cell>
          <table:table-cell office:value-type="string" calcext:value-type="string">
            <text:p>X=5*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4 crayons in each box. How many crayons are in 3 boxes?</text:p>
          </table:table-cell>
          <table:table-cell office:value-type="string" calcext:value-type="string">
            <text:p>X=3*4</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Kimberly went to the store 3 times last month. She buys 7 peanuts each time she goes to the store. How many peanuts did Kimberly buy last month?</text:p>
          </table:table-cell>
          <table:table-cell office:value-type="string" calcext:value-type="string">
            <text:p>X=3*7</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here are 397 butterflies. Each butterfly has 12 black dots. How many black dots are there in all?</text:p>
          </table:table-cell>
          <table:table-cell office:value-type="string" calcext:value-type="string">
            <text:p>X=397*12</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How many cookies would you have if you had 37 bags of cookies with 19 cookies in each bag?</text:p>
          </table:table-cell>
          <table:table-cell office:value-type="string" calcext:value-type="string">
            <text:p>X=37*19</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How much would 136 pieces of bubble gum cost if each piece costs 18 cents?</text:p>
          </table:table-cell>
          <table:table-cell office:value-type="string" calcext:value-type="string">
            <text:p>X=136*18</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text:s/>For the fifth grade play, the chairs have been put into 27 rows with 16 chairs in each row. How many chairs have been put out for the play?</text:p>
          </table:table-cell>
          <table:table-cell office:value-type="string" calcext:value-type="string">
            <text:p>X=27*16</text:p>
          </table:table-cell>
          <table:table-cell office:value-type="string" calcext:value-type="string">
            <text:p>total</text:p>
          </table:table-cell>
          <table:table-cell office:value-type="string" calcext:value-type="string">
            <text:p>vary</text:p>
          </table:table-cell>
        </table:table-row>
        <table:table-row table:style-name="ro1">
          <table:table-cell office:value-type="string" calcext:value-type="string">
            <text:p>Mrs. Hilt measured the distance from her desk to the water fountain. <text:s/>Mrs. Hilt walked 120 feet on her trips to the <text:s/>fountain and she took 4 trips today. <text:s/>What is the distance in feet from her desk to the fountain?</text:p>
          </table:table-cell>
          <table:table-cell office:value-type="string" calcext:value-type="string">
            <text:p>X=120/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Mrs. Hilt needs to share 6 dollars equally among 3 total people. How much money will each person get?</text:p>
          </table:table-cell>
          <table:table-cell office:value-type="string" calcext:value-type="string">
            <text:p>X=6/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2 students in the class and 18 pencils. If the pencils are divided equally among the students, how many does each student get?</text:p>
          </table:table-cell>
          <table:table-cell office:value-type="string" calcext:value-type="string">
            <text:p>X=18/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9 students in the class and 81 tickets. If the tickets are divided equally among the students, how many does each student get?</text:p>
          </table:table-cell>
          <table:table-cell office:value-type="string" calcext:value-type="string">
            <text:p>X=81/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5 bottle caps in Beverly's bottle cap collection. If the bottle caps are organized into 7 groups, how big is each group?</text:p>
          </table:table-cell>
          <table:table-cell office:value-type="string" calcext:value-type="string">
            <text:p>X=35/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9 students in the class and 81 tickets. If the tickets are divided equally among the students, how many does each student get?</text:p>
          </table:table-cell>
          <table:table-cell office:value-type="string" calcext:value-type="string">
            <text:p>X=81/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Peter has 4 candies stored in boxes. If there are 2 boxes, how many candies must go in each box?</text:p>
          </table:table-cell>
          <table:table-cell office:value-type="string" calcext:value-type="string">
            <text:p>X=4/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 students in the class and 42 apples. If the apples are divided equally among the students, how many does each student get?</text:p>
          </table:table-cell>
          <table:table-cell office:value-type="string" calcext:value-type="string">
            <text:p>X=42/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Martha is inviting 4 friends to a party. She has 12 cookies. How many cookies will each friend get?</text:p>
          </table:table-cell>
          <table:table-cell office:value-type="string" calcext:value-type="string">
            <text:p>X=12/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esse has 21 bananas. If he shares them among 3 friends, how many bananas does each friend get?</text:p>
          </table:table-cell>
          <table:table-cell office:value-type="string" calcext:value-type="string">
            <text:p>X=21/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 students in the class and 56 eggs. If the eggs are divided equally among the students, how many does each student get?</text:p>
          </table:table-cell>
          <table:table-cell office:value-type="string" calcext:value-type="string">
            <text:p>X=56/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Elizabeth is inviting 5 friends to a party. She has 10 cookies. How many cookies will each friend get?</text:p>
          </table:table-cell>
          <table:table-cell office:value-type="string" calcext:value-type="string">
            <text:p>X=10/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72 cards in Jean's card collection. If the cards are organized into 9 groups, how big is each group?</text:p>
          </table:table-cell>
          <table:table-cell office:value-type="string" calcext:value-type="string">
            <text:p>X=72/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ack is inviting 4 friends to a party. He has 16 cookies. How many cookies will each friend get?</text:p>
          </table:table-cell>
          <table:table-cell office:value-type="string" calcext:value-type="string">
            <text:p>X=16/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Harry is inviting 3 friends to a party. He has 12 cookies. How many cookies will each friend get?</text:p>
          </table:table-cell>
          <table:table-cell office:value-type="string" calcext:value-type="string">
            <text:p>X=12/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0 candies in Kathy's candy collection. If the candies are organized into 10 groups, how big is each group?</text:p>
          </table:table-cell>
          <table:table-cell office:value-type="string" calcext:value-type="string">
            <text:p>X=3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Deborah is inviting 10 friends to a party. She has 80 cookies. How many cookies will each friend get?</text:p>
          </table:table-cell>
          <table:table-cell office:value-type="string" calcext:value-type="string">
            <text:p>X=8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6 bananas in Diane's banana collection. If the bananas are organized into 6 groups, how big is each group?</text:p>
          </table:table-cell>
          <table:table-cell office:value-type="string" calcext:value-type="string">
            <text:p>X=36/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6 bananas in Diane's banana collection. If the bananas are organized into 6 groups, how big is each group?</text:p>
          </table:table-cell>
          <table:table-cell office:value-type="string" calcext:value-type="string">
            <text:p>X=36/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Louise has 42 oranges stored in boxes. If there are 7 boxes, how many oranges must go in each box?</text:p>
          </table:table-cell>
          <table:table-cell office:value-type="string" calcext:value-type="string">
            <text:p>X=42/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Michael has 16 blocks stored in boxes. If there are 8 boxes, how many blocks must go in each box?</text:p>
          </table:table-cell>
          <table:table-cell office:value-type="string" calcext:value-type="string">
            <text:p>X=16/8</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Albert has 35 oranges stored in boxes. If there are 7 boxes, how many oranges must go in each box?</text:p>
          </table:table-cell>
          <table:table-cell office:value-type="string" calcext:value-type="string">
            <text:p>X=35/7</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Lori has 30 marbles. If she shares them among 5 friends, how many marbles does each friend get?</text:p>
          </table:table-cell>
          <table:table-cell office:value-type="string" calcext:value-type="string">
            <text:p>X=30/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Bonnie has 10 tickets. If she shares them among 2 friends, how many tickets does each friend get?</text:p>
          </table:table-cell>
          <table:table-cell office:value-type="string" calcext:value-type="string">
            <text:p>X=10/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Eric has 9306 erasers. If he shares them among 99 friends, how many erasers does each friend get?</text:p>
          </table:table-cell>
          <table:table-cell office:value-type="string" calcext:value-type="string">
            <text:p>X=9306/9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Diana has 3840 erasers. If she shares them among 48 friends, how many erasers does each friend get?</text:p>
          </table:table-cell>
          <table:table-cell office:value-type="string" calcext:value-type="string">
            <text:p>X=3840/48</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If Harold split 15 apples between 3 people in her class and kept the left overs, how many apples did each classmate get?</text:p>
          </table:table-cell>
          <table:table-cell office:value-type="string" calcext:value-type="string">
            <text:p>X=15/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If Victor split 25 Skittles between 5 people in her class and kept the left overs, how many Skittles did each classmate get?</text:p>
          </table:table-cell>
          <table:table-cell office:value-type="string" calcext:value-type="string">
            <text:p>X=25/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Ted has 15 candy bars. He wants to put them into 5 bags so there are the same number of candy bars in each bag. How many candy bars <text:s/>should go in each bag?</text:p>
          </table:table-cell>
          <table:table-cell office:value-type="string" calcext:value-type="string">
            <text:p>X=15/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Martha bought 18 small cakes. She has 3 children. She would like to divide the cakes among her children so that each child gets the same <text:s/>amount. How many cakes would each child get?</text:p>
          </table:table-cell>
          <table:table-cell office:value-type="string" calcext:value-type="string">
            <text:p>X=18/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The Ferris wheel in Paradise Park has 10 seats. Each seat can hold some people. 40 people can ride the Ferris wheel at the same time. How many people can each seat hold?</text:p>
          </table:table-cell>
          <table:table-cell office:value-type="string" calcext:value-type="string">
            <text:p>X=4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Frank worked equal number of hours for 4 days. He worked for 40 hours altogether. How many hours did he work each day?</text:p>
          </table:table-cell>
          <table:table-cell office:value-type="string" calcext:value-type="string">
            <text:p>X=40/4</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Your class is having a pizza party. You buy 5 pizzas. Each pizza has some slices. How many slices does each pizza have if there are 20 slices altogether?</text:p>
          </table:table-cell>
          <table:table-cell office:value-type="string" calcext:value-type="string">
            <text:p>X=20/5</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A candy store has 6 boxes of chocolates. There are 1000 pieces of chocolates altogether shared equally among the boxes. How many are in each box?</text:p>
          </table:table-cell>
          <table:table-cell office:value-type="string" calcext:value-type="string">
            <text:p>X=1000/6</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9 gallons of gas in Bob’s car and he drives 90 kilometers. How many kilometers can he drive per gallon?</text:p>
          </table:table-cell>
          <table:table-cell office:value-type="string" calcext:value-type="string">
            <text:p>X=90/9</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Each cup contains some ounces. There are 90 ounces in total. How many ounces are in each cup if there are 10 cups?</text:p>
          </table:table-cell>
          <table:table-cell office:value-type="string" calcext:value-type="string">
            <text:p>X=9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re are 30 eggs and 10 boxes. How many eggs are in each box, if the boxes have equal number of eggs?</text:p>
          </table:table-cell>
          <table:table-cell office:value-type="string" calcext:value-type="string">
            <text:p>X=30/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A box of books weighs 42 pounds. There are 10 books of equal weight in a box. How much does each book weigh?</text:p>
          </table:table-cell>
          <table:table-cell office:value-type="string" calcext:value-type="string">
            <text:p>X=42/10</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ext:s/>Sue's mother made 75 cookies. She places equal number of cookies into 3 bags. How many cookies does each bag hold?</text:p>
          </table:table-cell>
          <table:table-cell office:value-type="string" calcext:value-type="string">
            <text:p>X=75/3</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The school is planning a field trip. There are 14 students and 2 school bus. If each bus takes equal number of students, how many seats should be in each bus?</text:p>
          </table:table-cell>
          <table:table-cell office:value-type="string" calcext:value-type="string">
            <text:p>X=14/2</text:p>
          </table:table-cell>
          <table:table-cell office:value-type="string" calcext:value-type="string">
            <text:p>part</text:p>
          </table:table-cell>
          <table:table-cell office:value-type="string" calcext:value-type="string">
            <text:p>vary</text:p>
          </table:table-cell>
        </table:table-row>
        <table:table-row table:style-name="ro1">
          <table:table-cell office:value-type="string" calcext:value-type="string">
            <text:p>Joyce gives 52 grapes to Larry. Joyce starts with 75 apples. How many apples does Joyce end with?</text:p>
          </table:table-cell>
          <table:table-cell office:value-type="string" calcext:value-type="string">
            <text:p>X=75-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achel removes 47 bottle caps from a jar. There were originally 87 bottle caps in the jar. How many bottle caps are left in the jar?</text:p>
          </table:table-cell>
          <table:table-cell office:value-type="string" calcext:value-type="string">
            <text:p>X=87-4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ebra removes 22 apples from a jar. There were originally 57 apples in the jar. How many apples are left in the jar?</text:p>
          </table:table-cell>
          <table:table-cell office:value-type="string" calcext:value-type="string">
            <text:p>X=57-2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Virginia starts with 96 eggs. Amy takes 3 away. How many eggs does Virginia end with?</text:p>
          </table:table-cell>
          <table:table-cell office:value-type="string" calcext:value-type="string">
            <text:p>X=96-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arry takes 5 eggs from a box that had 47 eggs. How many are left?</text:p>
          </table:table-cell>
          <table:table-cell office:value-type="string" calcext:value-type="string">
            <text:p>X=47-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dward starts with 92 eggs. He gives 40 to Phillip. How many eggs does Edward end with?</text:p>
          </table:table-cell>
          <table:table-cell office:value-type="string" calcext:value-type="string">
            <text:p>X=92-40</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avid removes 7 eggs from a jar. There were originally 27 eggs in the jar. How many eggs are left in the jar?</text:p>
          </table:table-cell>
          <table:table-cell office:value-type="string" calcext:value-type="string">
            <text:p>X=27-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79 pencils in a box. Eric takes 4 pencils. How many are left?</text:p>
          </table:table-cell>
          <table:table-cell office:value-type="string" calcext:value-type="string">
            <text:p>X=79-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ne starts with 87 crayons. 7 are eaten by a hippopotamus. How many crayons does Jane end with?</text:p>
          </table:table-cell>
          <table:table-cell office:value-type="string" calcext:value-type="string">
            <text:p>X=87-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ogers sells 3 candies to Stephanie. Roger had 95 candies in the beginning. How many candies will Roger have?</text:p>
          </table:table-cell>
          <table:table-cell office:value-type="string" calcext:value-type="string">
            <text:p>X=95-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onathan takes 45 oranges from a box. There were 96 oranges in the box. How many are left?</text:p>
          </table:table-cell>
          <table:table-cell office:value-type="string" calcext:value-type="string">
            <text:p>X=96-4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arie lost 42 out of the total 95 erasers. How many erasers does Marie end with?</text:p>
          </table:table-cell>
          <table:table-cell office:value-type="string" calcext:value-type="string">
            <text:p>X=95-4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22 oranges in a box. Paula takes 7 oranges. How many are left?</text:p>
          </table:table-cell>
          <table:table-cell office:value-type="string" calcext:value-type="string">
            <text:p>X=22-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elissa has 88 bananas. She shares 4 with Joshua. How many bananas will Melissa have?</text:p>
          </table:table-cell>
          <table:table-cell office:value-type="string" calcext:value-type="string">
            <text:p>X=88-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Larry has 67 cards. Dennis takes 9 away. How many cards will Larry have?</text:p>
          </table:table-cell>
          <table:table-cell office:value-type="string" calcext:value-type="string">
            <text:p>X=67-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Larry starts with 93 stickers. He loses 6. How many stickers does Larry end with?</text:p>
          </table:table-cell>
          <table:table-cell office:value-type="string" calcext:value-type="string">
            <text:p>X=93-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arlos starts with 39 bananas. 3 are eaten by a hippopotamus. How many bananas does Carlos end with?</text:p>
          </table:table-cell>
          <table:table-cell office:value-type="string" calcext:value-type="string">
            <text:p>X=39-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tricia starts with 76 candies. Albert takes 5 away. How many candies does Patricia end with?</text:p>
          </table:table-cell>
          <table:table-cell office:value-type="string" calcext:value-type="string">
            <text:p>X=76-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16 bottle caps in a box. Marvin takes 6 bottle caps. How many are left?</text:p>
          </table:table-cell>
          <table:table-cell office:value-type="string" calcext:value-type="string">
            <text:p>X=16-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rnest starts with 17 crayons. Jennifer takes 6 away. How many crayons does Ernest end with?</text:p>
          </table:table-cell>
          <table:table-cell office:value-type="string" calcext:value-type="string">
            <text:p>X=17-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iana starts with 65 bottle caps. 4 are eaten by a hippopotamus. How many bottle caps does Diana end with?</text:p>
          </table:table-cell>
          <table:table-cell office:value-type="string" calcext:value-type="string">
            <text:p>X=65-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by has 63 apples. Emily takes 55 away. How many apples will Ruby have?</text:p>
          </table:table-cell>
          <table:table-cell office:value-type="string" calcext:value-type="string">
            <text:p>X=63-5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raig starts with 5 Skittles. 2 are eaten by a hippopotamus. How many Skittles does Craig end with?</text:p>
          </table:table-cell>
          <table:table-cell office:value-type="string" calcext:value-type="string">
            <text:p>X=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teve has 46 oranges. He shares 4 with Patrick. How many oranges will Steve have?</text:p>
          </table:table-cell>
          <table:table-cell office:value-type="string" calcext:value-type="string">
            <text:p>X=46-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rian has 76 cards. Wayne takes 59 away. How many cards will Brian have?</text:p>
          </table:table-cell>
          <table:table-cell office:value-type="string" calcext:value-type="string">
            <text:p>X=76-5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illy has 62 crayons. 52 are eaten by a hippopotamus. How many crayons will Billy have?</text:p>
          </table:table-cell>
          <table:table-cell office:value-type="string" calcext:value-type="string">
            <text:p>X=62-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mela starts with 30 bottle caps. Jean takes 26 away. How many bottle caps does Pamela end with?</text:p>
          </table:table-cell>
          <table:table-cell office:value-type="string" calcext:value-type="string">
            <text:p>X=30-2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Katherine has 34 bottle caps. 8 are eaten by a hippopotamus. How many bottle caps will Katherine have?</text:p>
          </table:table-cell>
          <table:table-cell office:value-type="string" calcext:value-type="string">
            <text:p>X=34-8</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elissa has 70 oranges. John takes 19 away. How many oranges will Melissa have?</text:p>
          </table:table-cell>
          <table:table-cell office:value-type="string" calcext:value-type="string">
            <text:p>X=70-1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starts with 47 bananas. She loses 45. How many bananas does Norma end with?</text:p>
          </table:table-cell>
          <table:table-cell office:value-type="string" calcext:value-type="string">
            <text:p>X=47-4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e starts with 36 stickers. He gives 7 to Emily. How many stickers does Willie end with?</text:p>
          </table:table-cell>
          <table:table-cell office:value-type="string" calcext:value-type="string">
            <text:p>X=36-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Aaron starts with 81 erasers. He gives 34 to Doris. How many erasers does Aaron end with?</text:p>
          </table:table-cell>
          <table:table-cell office:value-type="string" calcext:value-type="string">
            <text:p>X=81-3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iana takes 7 Skittles away from Charles. Charles had 25 Skittles. How many Skittles will Charles have?</text:p>
          </table:table-cell>
          <table:table-cell office:value-type="string" calcext:value-type="string">
            <text:p>X=25-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lost 70 cards. She had 88 cards initially. How many cards will Norma have?</text:p>
          </table:table-cell>
          <table:table-cell office:value-type="string" calcext:value-type="string">
            <text:p>X=88-70</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mela gives Karen 7 apples. Pamela had 50 originally. How many apples will Pamela have?</text:p>
          </table:table-cell>
          <table:table-cell office:value-type="string" calcext:value-type="string">
            <text:p>X=5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velyn starts with 76 Skittles. She shares 72 with Christine. How many Skittles does Evelyn end with?</text:p>
          </table:table-cell>
          <table:table-cell office:value-type="string" calcext:value-type="string">
            <text:p>X=76-7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len starts with 82 cards. Gary takes 9 away. How many cards does Helen end with?</text:p>
          </table:table-cell>
          <table:table-cell office:value-type="string" calcext:value-type="string">
            <text:p>X=8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th starts with 89 apples. She shares 5 with Peter. How many apples does Ruth end with?</text:p>
          </table:table-cell>
          <table:table-cell office:value-type="string" calcext:value-type="string">
            <text:p>X=89-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arlos has 58 blocks. He gives 21 to Rachel. How many blocks will Carlos have?</text:p>
          </table:table-cell>
          <table:table-cell office:value-type="string" calcext:value-type="string">
            <text:p>X=58-2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sse starts with 78 pencils. He gives 44 to Joshua. How many pencils does Jesse end with?</text:p>
          </table:table-cell>
          <table:table-cell office:value-type="string" calcext:value-type="string">
            <text:p>X=78-4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oger has 92 blocks. 2 are eaten by a hippopotamus. How many blocks will Roger have?</text:p>
          </table:table-cell>
          <table:table-cell office:value-type="string" calcext:value-type="string">
            <text:p>X=92-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anda has 4 blocks. Theresa gives Wanda 79 more. How many blocks does Wanda have in all?</text:p>
          </table:table-cell>
          <table:table-cell office:value-type="string" calcext:value-type="string">
            <text:p>X=4+7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ather starts with 86 blocks. Jose gives her 41 more. How many blocks does Heather end with?</text:p>
          </table:table-cell>
          <table:table-cell office:value-type="string" calcext:value-type="string">
            <text:p>X=86+4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alph starts with 74 peanuts. He bought 59 from the store. How many peanuts does Ralph end with?</text:p>
          </table:table-cell>
          <table:table-cell office:value-type="string" calcext:value-type="string">
            <text:p>X=74+5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ck starts with 62 marbles. Rebecca shares another 33 with him. How many marbles does Jack end with?</text:p>
          </table:table-cell>
          <table:table-cell office:value-type="string" calcext:value-type="string">
            <text:p>X=62+3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ean has 55 blocks. He find 29 more blocks from his car. How many blocks will Sean have?</text:p>
          </table:table-cell>
          <table:table-cell office:value-type="string" calcext:value-type="string">
            <text:p>X=55+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ina has 82 bananas. She gets 3 more from Joyce. How many bananas does Tina have in all?</text:p>
          </table:table-cell>
          <table:table-cell office:value-type="string" calcext:value-type="string">
            <text:p>X=82+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anet has 3 stickers. She gets 53 more from Ruth. How many stickers does Janet have in all?</text:p>
          </table:table-cell>
          <table:table-cell office:value-type="string" calcext:value-type="string">
            <text:p>X=3+5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nnifer starts with 7 apples. She finds another 74. How many apples does Jennifer end with?</text:p>
          </table:table-cell>
          <table:table-cell office:value-type="string" calcext:value-type="string">
            <text:p>X=7+7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ather has 60 oranges. Russell brings 35 more for her. How many oranges will Heather have?</text:p>
          </table:table-cell>
          <table:table-cell office:value-type="string" calcext:value-type="string">
            <text:p>X=60+3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len starts with 9 oranges. She gets 29 more from Ann. How many oranges does Helen end with?</text:p>
          </table:table-cell>
          <table:table-cell office:value-type="string" calcext:value-type="string">
            <text:p>X=9+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am has 2 bottle caps. He buys 41 more. How many bottle caps does William have in all?</text:p>
          </table:table-cell>
          <table:table-cell office:value-type="string" calcext:value-type="string">
            <text:p>X=2+4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orothy has 72 cards. She wins another 5 in a game. How many cards will Dorothy have?</text:p>
          </table:table-cell>
          <table:table-cell office:value-type="string" calcext:value-type="string">
            <text:p>X=72+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ara has 10 marbles. She gains 7 more in a bet. How many marbles will Sara have?</text:p>
          </table:table-cell>
          <table:table-cell office:value-type="string" calcext:value-type="string">
            <text:p>X=1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nnifer has 72 cards. Her father buys her 61 more. How many cards will Jennifer have?</text:p>
          </table:table-cell>
          <table:table-cell office:value-type="string" calcext:value-type="string">
            <text:p>X=72+6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am has 10 marbles. He steals 3 from Theresa. How many marbles will William have?</text:p>
          </table:table-cell>
          <table:table-cell office:value-type="string" calcext:value-type="string">
            <text:p>X=10+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ridget gave Larry 17 cards. He had started with 91 cards. How many cards does Larry end with?</text:p>
          </table:table-cell>
          <table:table-cell office:value-type="string" calcext:value-type="string">
            <text:p>X=91+1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arah buys 3 bottle caps from the store. She had 26 bottle caps. How many bottle caps does Sarah have in all?</text:p>
          </table:table-cell>
          <table:table-cell office:value-type="string" calcext:value-type="string">
            <text:p>X=26+3</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iana bought 4 bottle caps. She started with 65 bottle caps. How many bottle caps does Diana end with?</text:p>
          </table:table-cell>
          <table:table-cell office:value-type="string" calcext:value-type="string">
            <text:p>X=65+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by has 63 apples. Emily shares 55 more with her. How many apples will Ruby have?</text:p>
          </table:table-cell>
          <table:table-cell office:value-type="string" calcext:value-type="string">
            <text:p>X=63+5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raig starts with 5 Skittles. He buys 2 more. How many Skittles does Craig end with?</text:p>
          </table:table-cell>
          <table:table-cell office:value-type="string" calcext:value-type="string">
            <text:p>X=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teve has 46 oranges. Patrick bought him 4 more. How many oranges will Steve have?</text:p>
          </table:table-cell>
          <table:table-cell office:value-type="string" calcext:value-type="string">
            <text:p>X=46+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rian has 76 cards. Brian borrows 59 from Wayne. How many cards will Brian have?</text:p>
          </table:table-cell>
          <table:table-cell office:value-type="string" calcext:value-type="string">
            <text:p>X=76+5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Billy has 62 crayons. His father gifted him a pack of 52 more. How many crayons will Billy have?</text:p>
          </table:table-cell>
          <table:table-cell office:value-type="string" calcext:value-type="string">
            <text:p>X=62+5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mela starts with 30 bottle caps. Jean brought another 26 to her. How many bottle caps does Pamela end with?</text:p>
          </table:table-cell>
          <table:table-cell office:value-type="string" calcext:value-type="string">
            <text:p>X=30+26</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Katherine has 34 cars. She took another 8 from her friend. How many bottle caps will Katherine have?</text:p>
          </table:table-cell>
          <table:table-cell office:value-type="string" calcext:value-type="string">
            <text:p>X=34+8</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elissa has 70 oranges. John bought 19 for her. How many oranges will Melissa have?</text:p>
          </table:table-cell>
          <table:table-cell office:value-type="string" calcext:value-type="string">
            <text:p>X=70+1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starts with 47 bananas. She got 45 more bananas from the store at half price. How many bananas does Norma end with?</text:p>
          </table:table-cell>
          <table:table-cell office:value-type="string" calcext:value-type="string">
            <text:p>X=47+4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Willie starts with 36 stickers. He won 7 stickers in a mach to Emily. How many stickers does Willie end with?</text:p>
          </table:table-cell>
          <table:table-cell office:value-type="string" calcext:value-type="string">
            <text:p>X=36+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Aaron starts with 81 erasers. Doris handed him 34 more. How many erasers does Aaron end with?</text:p>
          </table:table-cell>
          <table:table-cell office:value-type="string" calcext:value-type="string">
            <text:p>X=81+3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Diana takes 7 sheets of paper from the store. The store had 10 sheets only. How many sheets are remaining in the store?</text:p>
          </table:table-cell>
          <table:table-cell office:value-type="string" calcext:value-type="string">
            <text:p>X=1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Norma found 70 cards in her friend’s room. She had 88 cards initially. How many cards will Norma have?</text:p>
          </table:table-cell>
          <table:table-cell office:value-type="string" calcext:value-type="string">
            <text:p>X=88+70</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Karen gives Pamela 7 apples. Pamela had 50 originally. How many apples will Pamela have?</text:p>
          </table:table-cell>
          <table:table-cell office:value-type="string" calcext:value-type="string">
            <text:p>X=50+7</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Evelyn starts with 76 Skittles. Christo shares 72 with Evelyn. How many Skittles does Evelyn end with?</text:p>
          </table:table-cell>
          <table:table-cell office:value-type="string" calcext:value-type="string">
            <text:p>X=76+7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Helen starts with 82 cards. Gary sold 9 to Helen. How many cards does Helen end with?</text:p>
          </table:table-cell>
          <table:table-cell office:value-type="string" calcext:value-type="string">
            <text:p>X=82+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uth starts with 89 apples. She shares 5 with Peter. How many apples does Ruth end with?</text:p>
          </table:table-cell>
          <table:table-cell office:value-type="string" calcext:value-type="string">
            <text:p>X=89+5</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Carlos has 58 blocks. Rachel brought 21 more to Carlos. How many blocks will Carlos have?</text:p>
          </table:table-cell>
          <table:table-cell office:value-type="string" calcext:value-type="string">
            <text:p>X=58+21</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Jesse starts with 78 pencils. He gets 44 from Joshua. How many pencils does Jesse end with?</text:p>
          </table:table-cell>
          <table:table-cell office:value-type="string" calcext:value-type="string">
            <text:p>X=78+44</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Roger has 92 blocks. Roger carried 2 more blocks from his office. How many blocks will Roger have?</text:p>
          </table:table-cell>
          <table:table-cell office:value-type="string" calcext:value-type="string">
            <text:p>X=92+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Martin has 8 boxes of crayons. Martin brought 2 more boxes from his sister. How many boxes does Martin have now?</text:p>
          </table:table-cell>
          <table:table-cell office:value-type="string" calcext:value-type="string">
            <text:p>X=8+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There are 9 bottle caps in the box. Alice places 2 more in the box. How many bottle caps are in the box now?</text:p>
          </table:table-cell>
          <table:table-cell office:value-type="string" calcext:value-type="string">
            <text:p>X=9+2</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Paula has 6 boxes of peanuts. She bought 9 more from the market. How many boxes does she have now?</text:p>
          </table:table-cell>
          <table:table-cell office:value-type="string" calcext:value-type="string">
            <text:p>X=6+9</text:p>
          </table:table-cell>
          <table:table-cell office:value-type="string" calcext:value-type="string">
            <text:p>final</text:p>
          </table:table-cell>
          <table:table-cell office:value-type="string" calcext:value-type="string">
            <text:p>change</text:p>
          </table:table-cell>
        </table:table-row>
        <table:table-row table:style-name="ro1">
          <table:table-cell office:value-type="string" calcext:value-type="string">
            <text:p>Sarah had some trucks. She gave 13 to Jeff, and now she has 38 trucks left. How many trucks did Sarah have to start with?</text:p>
          </table:table-cell>
          <table:table-cell office:value-type="string" calcext:value-type="string">
            <text:p>X=13+3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ichael has some fish in his fish tank. Ben took 18 fish from him. Now he has 49. How many fish did he have to begin with?</text:p>
          </table:table-cell>
          <table:table-cell office:value-type="string" calcext:value-type="string">
            <text:p>X=49+1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Daniel had some noodles. He gave 12 noodles to William. Now Daniel only has 54 noodles. How many noodles did Daniel have to begin with?</text:p>
          </table:table-cell>
          <table:table-cell office:value-type="string" calcext:value-type="string">
            <text:p>X=12+5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ommy had some balloons. His mom asked him to give 34 of the balloons to his sister. Then, Tommy had 60 balloons. How many balloons did <text:s/>Tommy have to start with?</text:p>
          </table:table-cell>
          <table:table-cell office:value-type="string" calcext:value-type="string">
            <text:p>X=60+3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Todd has some gum. He bought 16 more pieces of gum. Now Todd has 54 pieces of gum. How many pieces did he have to start <text:s/>with?</text:p>
          </table:table-cell>
          <table:table-cell office:value-type="string" calcext:value-type="string">
            <text:p>X=54+16</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Connie had some marbles. She gave 73 to Juan. Now she has 70 marbles left. How many did she have to start with?</text:p>
          </table:table-cell>
          <table:table-cell office:value-type="string" calcext:value-type="string">
            <text:p>X=73+7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la has some marbles. She sold 489 marbles. Now she has 2778 marbles all together. How many did she start with?</text:p>
          </table:table-cell>
          <table:table-cell office:value-type="string" calcext:value-type="string">
            <text:p>X=2778+48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onnie had some marbles. She gave 183 to Juan. Now she has 593 marbles left. How many did she have to start with?</text:p>
          </table:table-cell>
          <table:table-cell office:value-type="string" calcext:value-type="string">
            <text:p>X=183+59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My dog had some bones. I buried 367 bones. Now he has 860 bones. How many bones did he start with?</text:p>
          </table:table-cell>
          <table:table-cell office:value-type="string" calcext:value-type="string">
            <text:p>X=860+36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William has some bottle caps. He sold 41 of the caps. How many bottle caps did he initially have if he has 43 caps now?</text:p>
          </table:table-cell>
          <table:table-cell office:value-type="string" calcext:value-type="string">
            <text:p>X=43+41</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ol starts with some blocks. She loses 25. She now has 17 blocks with her. How many blocks did she have in the beginning?</text:p>
          </table:table-cell>
          <table:table-cell office:value-type="string" calcext:value-type="string">
            <text:p>X=25+1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illian collected some number of candies. Lillian's father gives 5 of her candies to her sister. Now she has 93 candies with her. How many candies did Lillian start with?</text:p>
          </table:table-cell>
          <table:table-cell office:value-type="string" calcext:value-type="string">
            <text:p>X=9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larence has some tickets. He gives 7 to Eugene. How many tickets did he initially have if he now has 92?</text:p>
          </table:table-cell>
          <table:table-cell office:value-type="string" calcext:value-type="string">
            <text:p>X=7+9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5 apples are taken from a pile on the table. If the pile now has 13 apples, how many were there initially?</text:p>
          </table:table-cell>
          <table:table-cell office:value-type="string" calcext:value-type="string">
            <text:p>X=1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ean gives Susan 8 apples. How many apples did Sean have in the beginning if he now has 17?</text:p>
          </table:table-cell>
          <table:table-cell office:value-type="string" calcext:value-type="string">
            <text:p>X=17+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bananas in a pile on the desk. 7 bananas are removed from the pile. How many bananas were present in the beginning if there are 9 in the pile now?</text:p>
          </table:table-cell>
          <table:table-cell office:value-type="string" calcext:value-type="string">
            <text:p>X=9+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idget has a few Skittles. Henry gets 2 more Skittles from Bridget. Bridget now has 7 Skittles with her. <text:s/>How many Skittles did Bridget start with?</text:p>
          </table:table-cell>
          <table:table-cell office:value-type="string" calcext:value-type="string">
            <text:p>X=7+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enda had some Skittles. She sold 8 of the Skittles. Now she has 10. How many Skittles does Brenda start with?</text:p>
          </table:table-cell>
          <table:table-cell office:value-type="string" calcext:value-type="string">
            <text:p>X=10+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Alice had collected marbles. 7 marbles more are taken from the collection. Now, she has 10. How many did she have in the beginning?</text:p>
          </table:table-cell>
          <table:table-cell office:value-type="string" calcext:value-type="string">
            <text:p>X=10+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ol collected peanuts. Carol's father ate 5 of these peanuts. If Carol now has 7 peanuts with her, how many did she start with?</text:p>
          </table:table-cell>
          <table:table-cell office:value-type="string" calcext:value-type="string">
            <text:p>X=7+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rs. Hilt baked some pies last weekend for a holiday dinner. She ate 15 of the pies herselves. How many did she bake If she has 20 left with her?</text:p>
          </table:table-cell>
          <table:table-cell office:value-type="string" calcext:value-type="string">
            <text:p>X=15+2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A cereal box holds some cups of cereal. John used 2 cups. How many cups were originally present if 18 are remaining in the box?</text:p>
          </table:table-cell>
          <table:table-cell office:value-type="string" calcext:value-type="string">
            <text:p>X=18+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Kathy sold 2 box of books to her friend. How many box did she have initially if there are 5 more remaining with her?</text:p>
          </table:table-cell>
          <table:table-cell office:value-type="string" calcext:value-type="string">
            <text:p>X=5+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Sue's mother made some cookies. She gave 3 cookies to her niece. How many were made originally if 75 are remaining?</text:p>
          </table:table-cell>
          <table:table-cell office:value-type="string" calcext:value-type="string">
            <text:p>X=75+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 school is planning a field trip. 14 students got down from the bus. There are now 27 students in the bus. How many students were initially present in the bus?</text:p>
          </table:table-cell>
          <table:table-cell office:value-type="string" calcext:value-type="string">
            <text:p>X=14+2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playing in the ground. 3 left owing to bad health. How many were initially playing if there are 9 left in the ground?</text:p>
          </table:table-cell>
          <table:table-cell office:value-type="string" calcext:value-type="string">
            <text:p>X=9+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Jeffrey takes 2 caps from a collection of bottle caps. There are just 3 caps remaining in the collection. How many caps were present in the collection in the beginning?</text:p>
          </table:table-cell>
          <table:table-cell office:value-type="string" calcext:value-type="string">
            <text:p>X=3+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Eric has a collection of peanuts. He ate 8 of the peanuts. How many did he have initially if he is now left with 64 peanuts?</text:p>
          </table:table-cell>
          <table:table-cell office:value-type="string" calcext:value-type="string">
            <text:p>X=64+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Henry has a collection of crayons. Thomas picks 42 crayons from it. How many crayons were initially present if there are 6 left now?</text:p>
          </table:table-cell>
          <table:table-cell office:value-type="string" calcext:value-type="string">
            <text:p>X=42+6</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 school is planning a field trip. There are some students in the bus. 7 decided not to go. How many were initially in the bus if there are 28 students left in the bus?</text:p>
          </table:table-cell>
          <table:table-cell office:value-type="string" calcext:value-type="string">
            <text:p>X=28+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in the class. The principal asked 4 students to leave the class. Now there are 38 in the class. How many students were initially present in the class?</text:p>
          </table:table-cell>
          <table:table-cell office:value-type="string" calcext:value-type="string">
            <text:p>X=38+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enda has a collection of erasers from which Jack picked 2. Now she has 270 erasers left with her. How many were initially present in the collection?</text:p>
          </table:table-cell>
          <table:table-cell office:value-type="string" calcext:value-type="string">
            <text:p>X=270+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dancing in the auditorium. 2 of them had an injury and had to leave. How many were initially present if there are 5 left now?</text:p>
          </table:table-cell>
          <table:table-cell office:value-type="string" calcext:value-type="string">
            <text:p>X=2+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teven wants to sell a collection of cards. He managed to sell 10 cards. How many were initially with him if he has 30 cards left with him now?</text:p>
          </table:table-cell>
          <table:table-cell office:value-type="string" calcext:value-type="string">
            <text:p>X=30+1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arah sold 24 Lemon Chalet Cremes. She now has 10 more left with her. How many did she start with?</text:p>
          </table:table-cell>
          <table:table-cell office:value-type="string" calcext:value-type="string">
            <text:p>X=24+1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If Karen sold 36 Tagalongs, and she now has 9 with her, how many did she have in the beginning?</text:p>
          </table:table-cell>
          <table:table-cell office:value-type="string" calcext:value-type="string">
            <text:p>X=36+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Jenny sold 24 Trefoils. How many did she start with if 12 are left with her now?</text:p>
          </table:table-cell>
          <table:table-cell office:value-type="string" calcext:value-type="string">
            <text:p>X=24+1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Nathan ate 20 gumballs. He now has only 2 left with him now. How many did he have initially?</text:p>
          </table:table-cell>
          <table:table-cell office:value-type="string" calcext:value-type="string">
            <text:p>X=20+1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hirley now has 12 guitars with her. She had sold 20. How many did she have initially?</text:p>
          </table:table-cell>
          <table:table-cell office:value-type="string" calcext:value-type="string">
            <text:p>X=20+1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ouis ate 54 Lemon Heads. How many did he have initially if he has 10 left with him now?</text:p>
          </table:table-cell>
          <table:table-cell office:value-type="string" calcext:value-type="string">
            <text:p>X=54+1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arry has some cards. Dennis takes 9 away. How many cards did Larry have initially if he has 10 left with him now?</text:p>
          </table:table-cell>
          <table:table-cell office:value-type="string" calcext:value-type="string">
            <text:p>X=10+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arah had some trucks. She bought 13 more from Jeff. Now she has 38 trucks. How many trucks did Sarah have to start with?</text:p>
          </table:table-cell>
          <table:table-cell office:value-type="string" calcext:value-type="string">
            <text:p>X=38-1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ichael has some fish in his fish tank. Ben gave him 18 more fish. Now he has 49. How many fish did he have to begin with?</text:p>
          </table:table-cell>
          <table:table-cell office:value-type="string" calcext:value-type="string">
            <text:p>X=49-1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Daniel had some noodles. William gave him 12 more noodles. Now Daniel only has 54 noodles. How many noodles did Daniel have to begin with?</text:p>
          </table:table-cell>
          <table:table-cell office:value-type="string" calcext:value-type="string">
            <text:p>X=54-1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ommy had some balloons. His mom gave him 34 more balloons for his birthday. Then, Tommy had 60 balloons. How many balloons did <text:s/>Tommy have to start with?</text:p>
          </table:table-cell>
          <table:table-cell office:value-type="string" calcext:value-type="string">
            <text:p>X=60-3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Todd has some gum. Steve gave him 16 more pieces of gum. Now Todd has 54 pieces of gum. How many pieces did Todd have to start <text:s/>with?</text:p>
          </table:table-cell>
          <table:table-cell office:value-type="string" calcext:value-type="string">
            <text:p>X=54-16</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Connie had some marbles. She stole 70 from Juan. Now she has 73 marbles. How many did she have to start with?</text:p>
          </table:table-cell>
          <table:table-cell office:value-type="string" calcext:value-type="string">
            <text:p>X=73-7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la has some marbles. She bought 489 marbles. Now she has 2778 marbles all together. How many did she start with?</text:p>
          </table:table-cell>
          <table:table-cell office:value-type="string" calcext:value-type="string">
            <text:p>X=2778-48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onnie had some marbles. Juan shared 183 more with her. Now she has 593 marbles left. How many did she have to start with?</text:p>
          </table:table-cell>
          <table:table-cell office:value-type="string" calcext:value-type="string">
            <text:p>X=593-18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My dog had some bones. Then, he dug up 367 bones. Now he has 860 bones. How many bones did he start with?</text:p>
          </table:table-cell>
          <table:table-cell office:value-type="string" calcext:value-type="string">
            <text:p>X=860-36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William has some bottle caps. He buys 41 more. How many bottle caps did he initially if he has 43 caps now?</text:p>
          </table:table-cell>
          <table:table-cell office:value-type="string" calcext:value-type="string">
            <text:p>X=43-41</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ol starts with some blocks. She brings 25 blocks from her ofriend’s house. She now has 30 blocks with her. How many blocks did she have in the beginning?</text:p>
          </table:table-cell>
          <table:table-cell office:value-type="string" calcext:value-type="string">
            <text:p>X=30-2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illian collected some number of candies. Lillian's father gives Lillian 5 more. Now she has 93 candies with her. How many candies did Lillian start with?</text:p>
          </table:table-cell>
          <table:table-cell office:value-type="string" calcext:value-type="string">
            <text:p>X=9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larence has some tickets. He gets 7 from Eugene. How many tickets did he initially have if he now has 92?</text:p>
          </table:table-cell>
          <table:table-cell office:value-type="string" calcext:value-type="string">
            <text:p>X=92-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5 apples are added to a pile on the table. If the pile now has 13 apples, how many were there initially?</text:p>
          </table:table-cell>
          <table:table-cell office:value-type="string" calcext:value-type="string">
            <text:p>X=13-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usan gives Sean 8 apples. How many apples did Sean have in the beginning if he now has 17?</text:p>
          </table:table-cell>
          <table:table-cell office:value-type="string" calcext:value-type="string">
            <text:p>X=17-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bananas in a pile on the desk. 7 bananas are added to the pile. How many bananas were present in the beginning if there are 9 in the pile now?</text:p>
          </table:table-cell>
          <table:table-cell office:value-type="string" calcext:value-type="string">
            <text:p>X=9-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idget has a few Skittles. Henry has 5 Skittles. Henry gives all of his Skittles to Bridget. Bridget now has 7 Skittles with her. <text:s/>How many Skittles did Bridget start with?</text:p>
          </table:table-cell>
          <table:table-cell office:value-type="string" calcext:value-type="string">
            <text:p>X=7-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enda had some Skittles. She buys 8 more. Now she has 10. How many Skittles does Brenda start with?</text:p>
          </table:table-cell>
          <table:table-cell office:value-type="string" calcext:value-type="string">
            <text:p>X=10-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Alice had collected marbles. 7 marbles more are added to the collection. Now, she has 10. How many did she have in the beginning?</text:p>
          </table:table-cell>
          <table:table-cell office:value-type="string" calcext:value-type="string">
            <text:p>X=10-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Carol collected peanuts. Carol's father gives Carol 5 more. If Carol now has 7 peanuts with her, how many did she start with?</text:p>
          </table:table-cell>
          <table:table-cell office:value-type="string" calcext:value-type="string">
            <text:p>X=7-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Mrs. Hilt baked some pies last weekend for a holiday dinner. She baked 15 more. How many did she bake in total if she has 20 with her?</text:p>
          </table:table-cell>
          <table:table-cell office:value-type="string" calcext:value-type="string">
            <text:p>X=20-15</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A cereal box holds some cups of cereal. John added 2 more cups. How many cups were originally present if 18 are in the box now?</text:p>
          </table:table-cell>
          <table:table-cell office:value-type="string" calcext:value-type="string">
            <text:p>X=18-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Kathy bought 2 box of books from her friend. How many box did she have initially if there are 5 with her?</text:p>
          </table:table-cell>
          <table:table-cell office:value-type="string" calcext:value-type="string">
            <text:p>X=5-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ext:s/>Sue's mother made some cookies. She bought 3 cookies from her niece. How many were made originally if there are 75 cookies with her now?</text:p>
          </table:table-cell>
          <table:table-cell office:value-type="string" calcext:value-type="string">
            <text:p>X=75-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 school is planning a field trip. 14 students got into the bus. There are now 27 students in the bus. How many students were initially present in the bus?</text:p>
          </table:table-cell>
          <table:table-cell office:value-type="string" calcext:value-type="string">
            <text:p>X=27-1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playing in the ground. 3 more joined them. How many were initially playing if there are 9 in the ground?</text:p>
          </table:table-cell>
          <table:table-cell office:value-type="string" calcext:value-type="string">
            <text:p>X=9-3</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Jeffrey places 2 caps in a collection of bottle caps. There are just 3 caps remaining in the collection. How many caps were present in the collection in the beginning?</text:p>
          </table:table-cell>
          <table:table-cell office:value-type="string" calcext:value-type="string">
            <text:p>X=3-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Eric has a collection of peanuts. He received 8 more peanuts from his father. How many did he have initially if he is now left with 64 peanuts?</text:p>
          </table:table-cell>
          <table:table-cell office:value-type="string" calcext:value-type="string">
            <text:p>X=64-8</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Henry has a collection of crayons. Thomas adds 42 crayons to it. How many crayons were initially present if there are 46 now?</text:p>
          </table:table-cell>
          <table:table-cell office:value-type="string" calcext:value-type="string">
            <text:p>X=46-4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 school is planning a field trip. There are some students in the bus. 7 more decided to go. How many were initially in the bus if there are 28 students left in the bus?</text:p>
          </table:table-cell>
          <table:table-cell office:value-type="string" calcext:value-type="string">
            <text:p>X=28-7</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in the class. The principal asked 4 more students to attend the class. Now there are 38 in the class. How many students were initially present in the class?</text:p>
          </table:table-cell>
          <table:table-cell office:value-type="string" calcext:value-type="string">
            <text:p>X=38-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Brenda has a collection of erasers to which Jack added 2. Now she has 270 erasers with her. How many were initially present in the collection?</text:p>
          </table:table-cell>
          <table:table-cell office:value-type="string" calcext:value-type="string">
            <text:p>X=270-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There are some students dancing in the auditorium. 2 more decided to join them. How many were initially present if there are 5 now?</text:p>
          </table:table-cell>
          <table:table-cell office:value-type="string" calcext:value-type="string">
            <text:p>X=5-2</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teven has a collection of cards. He managed to buy 10 more cards. How many were initially with him if he has 30 cards with him now?</text:p>
          </table:table-cell>
          <table:table-cell office:value-type="string" calcext:value-type="string">
            <text:p>X=30-1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arah buys 10 Lemon Chalet Cremes. She now has 24 with her. How many did she start with?</text:p>
          </table:table-cell>
          <table:table-cell office:value-type="string" calcext:value-type="string">
            <text:p>X=24-1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If Karen bought 36 Tagalongs, and she now has 39 with her, how many did she have in the beginning?</text:p>
          </table:table-cell>
          <table:table-cell office:value-type="string" calcext:value-type="string">
            <text:p>X=39-36</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Jenny got 24 Trefoils from Luc. How many did she start with if 28 are with her now?</text:p>
          </table:table-cell>
          <table:table-cell office:value-type="string" calcext:value-type="string">
            <text:p>X=28-2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Nathan made some gumballs. John gave hime 20 more. He has 22 with him now. How many did he have initially?</text:p>
          </table:table-cell>
          <table:table-cell office:value-type="string" calcext:value-type="string">
            <text:p>X=22-2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Shirley has some guitars with her. She bought 20 more. Now she has 23. How many did she have initially?</text:p>
          </table:table-cell>
          <table:table-cell office:value-type="string" calcext:value-type="string">
            <text:p>X=23-20</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ouis got 54 Lemon Heads from Jasmin. How many did he have initially if he has 64 with him now?</text:p>
          </table:table-cell>
          <table:table-cell office:value-type="string" calcext:value-type="string">
            <text:p>X=64-54</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Larry has some cards. Dennis gave him 9 more. How many cards did Larry have initially if he has 10 with him now?</text:p>
          </table:table-cell>
          <table:table-cell office:value-type="string" calcext:value-type="string">
            <text:p>X=10-9</text:p>
          </table:table-cell>
          <table:table-cell office:value-type="string" calcext:value-type="string">
            <text:p>initial</text:p>
          </table:table-cell>
          <table:table-cell office:value-type="string" calcext:value-type="string">
            <text:p>change</text:p>
          </table:table-cell>
        </table:table-row>
        <table:table-row table:style-name="ro1">
          <table:table-cell office:value-type="string" calcext:value-type="string">
            <text:p>Isabella's hair is 18 inches long. By the end of the year her hair is 24 inches long. How much hair did she grow?</text:p>
          </table:table-cell>
          <table:table-cell office:value-type="string" calcext:value-type="string">
            <text:p>X=24-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Jovana had 5 pounds of shells in her bucket. She added some shells and now has 28 pounds of shells. How many pounds did she add?</text:p>
          </table:table-cell>
          <table:table-cell office:value-type="string" calcext:value-type="string">
            <text:p>X=28-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Mrs. Sheridan has 11 cats. How many more cats does Mrs. Sheridan need to have 43 cats?</text:p>
          </table:table-cell>
          <table:table-cell office:value-type="string" calcext:value-type="string">
            <text:p>X=43-11</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18 children were riding on the bus. At the bus stop, some more children got on the bus. Then there were 25 children altogether on the bus. How <text:s/>many children got on the bus at the bus stop?</text:p>
          </table:table-cell>
          <table:table-cell office:value-type="string" calcext:value-type="string">
            <text:p>X=25-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Misha has 34 dollars. How many more dollars does she have to earn to have 47 dollars?</text:p>
          </table:table-cell>
          <table:table-cell office:value-type="string" calcext:value-type="string">
            <text:p>X=47-3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29 birds were sitting in a tree. Some more fly up to the tree. Then there were 42 birds in the tree. How many more flew up to the tree?</text:p>
          </table:table-cell>
          <table:table-cell office:value-type="string" calcext:value-type="string">
            <text:p>X=42-29</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Robin had 18 pieces of gum. Her brother gave her some more pieces. Now Robin has 44 pieces in all. How many pieces of gum did Robin's <text:s/>brother give her?</text:p>
          </table:table-cell>
          <table:table-cell office:value-type="string" calcext:value-type="string">
            <text:p>X=44-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Kelly had 56 apples. How many more apples does Kelly need to pick to have 105 apples altogether?</text:p>
          </table:table-cell>
          <table:table-cell office:value-type="string" calcext:value-type="string">
            <text:p>X=105-56</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64 pigs in the barn. Some more come to join them. Now there are 86 pigs. How many pigs came to join <text:s/>them?</text:p>
          </table:table-cell>
          <table:table-cell office:value-type="string" calcext:value-type="string">
            <text:p>X=86-6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Rosa had 67 flowers. Andre gave her some more flowers. Now, Rosa has 90 flowers. How many flowers did Andre give to <text:s/>Rosa?</text:p>
          </table:table-cell>
          <table:table-cell office:value-type="string" calcext:value-type="string">
            <text:p>X=90-6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Adolfo made a tower with 35 blocks. He added some more blocks and now he has 65 blocks. How many did he have to <text:s/>add?</text:p>
          </table:table-cell>
          <table:table-cell office:value-type="string" calcext:value-type="string">
            <text:p>X=65-3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Megan has 19 seashells. How many more seashells does she need to find to have 25 seashells in her collection?</text:p>
          </table:table-cell>
          <table:table-cell office:value-type="string" calcext:value-type="string">
            <text:p>X=25-19</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Jose starts with 7 bottle caps. He gets a few more from Rebecca. How many bottle caps did he get if he now has 9 caps?</text:p>
          </table:table-cell>
          <table:table-cell office:value-type="string" calcext:value-type="string">
            <text:p>X=9-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7 bottle caps in a box. Linda puts a few more bottle caps inside. If the box now has 12 caps, <text:s/>how many bottle caps did Lindu put in it?</text:p>
          </table:table-cell>
          <table:table-cell office:value-type="string" calcext:value-type="string">
            <text:p>X=12-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4 cards. A few cards more are added. If there are 7 cards now, how many were added?</text:p>
          </table:table-cell>
          <table:table-cell office:value-type="string" calcext:value-type="string">
            <text:p>X=7-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8 oranges initially. John bought more oranges. Now he has 11 oranges. How many did he buy?</text:p>
          </table:table-cell>
          <table:table-cell office:value-type="string" calcext:value-type="string">
            <text:p>X=11-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William has 41 bottle caps. He buys a few more. How many bottle caps did he buy if he has 43 caps now?</text:p>
          </table:table-cell>
          <table:table-cell office:value-type="string" calcext:value-type="string">
            <text:p>X=43-41</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Carol starts with 25 blocks. She brings some more blocks from her friend’s house. She now has 30 blocks with her. How many blocks did she she bring?</text:p>
          </table:table-cell>
          <table:table-cell office:value-type="string" calcext:value-type="string">
            <text:p>X=30-2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Lillian collected 5 candies. Lillian's father gives Lillian some more. Now she has 93 candies with her. How many candies did Lillian’s father give her?</text:p>
          </table:table-cell>
          <table:table-cell office:value-type="string" calcext:value-type="string">
            <text:p>X=93-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Clarence has 7 tickets. He gets more tickets from Eugene. How many tickets did he get if he now has 92?</text:p>
          </table:table-cell>
          <table:table-cell office:value-type="string" calcext:value-type="string">
            <text:p>X=92-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A few apples are added to a pile on the table. If the pile now has 13 apples, and had 5 initially, how many were added?</text:p>
          </table:table-cell>
          <table:table-cell office:value-type="string" calcext:value-type="string">
            <text:p>X=13-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Susan gives Sean some apples. How many apples did she give if Sean had 8 in the beginning and 17 now?</text:p>
          </table:table-cell>
          <table:table-cell office:value-type="string" calcext:value-type="string">
            <text:p>X=17-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7 bananas in a pile on the desk. John places more bananas in the pile. How many bananas were placed by John if there are 9 in the pile now?</text:p>
          </table:table-cell>
          <table:table-cell office:value-type="string" calcext:value-type="string">
            <text:p>X=9-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Bridget has 5 Skittles. Henry gives all of his Skittles to Bridget. Bridget now has 7 Skittles with her. <text:s/>How many Skittles did Henry give?</text:p>
          </table:table-cell>
          <table:table-cell office:value-type="string" calcext:value-type="string">
            <text:p>X=7-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Brenda had 8 Skittles. She buys more. Now she has 10. How many Skittles does she buy?</text:p>
          </table:table-cell>
          <table:table-cell office:value-type="string" calcext:value-type="string">
            <text:p>X=10-8</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Alice had collected 7 marbles. She gets more and these are added to the collection. Now, she has 10. How many did she add?</text:p>
          </table:table-cell>
          <table:table-cell office:value-type="string" calcext:value-type="string">
            <text:p>X=10-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Carol collected 5 peanuts. Carol's father gives Carol some more. If Carol now has 7 peanuts with her, how many did her father give her?</text:p>
          </table:table-cell>
          <table:table-cell office:value-type="string" calcext:value-type="string">
            <text:p>X=7-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Mrs. Hilt baked 15 pies last weekend for a holiday dinner. She baked some more this weekend. How many did she bake this weekend if she has 20 with her?</text:p>
          </table:table-cell>
          <table:table-cell office:value-type="string" calcext:value-type="string">
            <text:p>X=20-15</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A cereal box holds 2 cups of cereal. John added some more cups. How many cups did he add if 18 are in the box now?</text:p>
          </table:table-cell>
          <table:table-cell office:value-type="string" calcext:value-type="string">
            <text:p>X=18-2</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ext:s/>Kathy bought some box of books from her friend. How many box did she get if there are 5 box with her now?</text:p>
          </table:table-cell>
          <table:table-cell office:value-type="string" calcext:value-type="string">
            <text:p>X=5-2</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 school is planning a field trip. In the last minute, a few more students decided to go. There were 7 students in the bus already. How many were added in the last minute if there are 28 students in the bus now?</text:p>
          </table:table-cell>
          <table:table-cell office:value-type="string" calcext:value-type="string">
            <text:p>X=28-7</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were 4 students in the class. Tthe principal asked more students to attend the class, there are 38 in the class now. How many students were added by the principal?</text:p>
          </table:table-cell>
          <table:table-cell office:value-type="string" calcext:value-type="string">
            <text:p>X=38-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Brenda has a collection of 270 erasers now. She had 2 erasers before Jack gave her a few. How many did Jack give her?</text:p>
          </table:table-cell>
          <table:table-cell office:value-type="string" calcext:value-type="string">
            <text:p>X=270-2</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There are 5 students dancing in the auditorium now. There were just 2 before a few more decided to join them. How many joined late?</text:p>
          </table:table-cell>
          <table:table-cell office:value-type="string" calcext:value-type="string">
            <text:p>X=5-2</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Steven has a collection of 30 cards. He had only 10 cards before. Then he bought a few more cards. How many did he buy?</text:p>
          </table:table-cell>
          <table:table-cell office:value-type="string" calcext:value-type="string">
            <text:p>X=30-10</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Sarah buys some Lemon Chalet Cremes. She had 10 with her initially. Now has 24 with her. How many did she buy?</text:p>
          </table:table-cell>
          <table:table-cell office:value-type="string" calcext:value-type="string">
            <text:p>X=24-10</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If Karen had 36 Tagalongs with her and she bought a few more, and she now has 39 with her, how many did she buy?</text:p>
          </table:table-cell>
          <table:table-cell office:value-type="string" calcext:value-type="string">
            <text:p>X=39-36</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Jenny got some Trefoils from Luc. If she had 24 to start with and 28 now, how many did she get from Luc?</text:p>
          </table:table-cell>
          <table:table-cell office:value-type="string" calcext:value-type="string">
            <text:p>X=28-2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Nathan made 20 gumballs. John gave hime a few more. He has 22 with him now. How many did he get from John?</text:p>
          </table:table-cell>
          <table:table-cell office:value-type="string" calcext:value-type="string">
            <text:p>X=22-20</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Shirley has 20 guitars with her. She bought some more. Now she has 23. How many did she buy?</text:p>
          </table:table-cell>
          <table:table-cell office:value-type="string" calcext:value-type="string">
            <text:p>X=23-20</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Louis got some Lemon Heads from Jasmin. How many did he get if he initially had 54 and if he has 64 with him now?</text:p>
          </table:table-cell>
          <table:table-cell office:value-type="string" calcext:value-type="string">
            <text:p>X=64-54</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Larry has 9 cards. Dennis gave him some more. How many cards did Larry receive from Dennis if he has 10 with him now?</text:p>
          </table:table-cell>
          <table:table-cell office:value-type="string" calcext:value-type="string">
            <text:p>X=10-9</text:p>
          </table:table-cell>
          <table:table-cell office:value-type="string" calcext:value-type="string">
            <text:p>inc</text:p>
          </table:table-cell>
          <table:table-cell office:value-type="string" calcext:value-type="string">
            <text:p>change</text:p>
          </table:table-cell>
        </table:table-row>
        <table:table-row table:style-name="ro1">
          <table:table-cell office:value-type="string" calcext:value-type="string">
            <text:p>Isabella's hair is 18 inches long. If she gets a haircut and now her hair is 9 inches long, how much of Isabella's hair got cut off?</text:p>
          </table:table-cell>
          <table:table-cell office:value-type="string" calcext:value-type="string">
            <text:p>X=18-9</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Hayley had 25 meatballs on her plate. Kirsten stole some of her meatballs. Now she has 11 meatballs on her plate. How many meatballs <text:s/>did Kirsten steal?</text:p>
          </table:table-cell>
          <table:table-cell office:value-type="string" calcext:value-type="string">
            <text:p>X=25-11</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Isha's pencil is 31 inches long. If she sharpens it, now her pencil is 14 inches long. How much did she sharpen off of her pencil?</text:p>
          </table:table-cell>
          <table:table-cell office:value-type="string" calcext:value-type="string">
            <text:p>X=31-1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Mrs. Franklin had 58 Valentines. Mrs. Franklin gave some to her students. Now she has 16. How many Valentines did Mrs. Franklin give <text:s/>to her students?</text:p>
          </table:table-cell>
          <table:table-cell office:value-type="string" calcext:value-type="string">
            <text:p>X=58-1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Mikey had 356 leaves. Some of her leaves blew away. Now she has 112 leaves left. How many of her leaves blew away?</text:p>
          </table:table-cell>
          <table:table-cell office:value-type="string" calcext:value-type="string">
            <text:p>X=356-11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Nell collects baseball cards. She had 304 cards. She gave some of her cards to Jeff and now has 276 cards left. How many cards did Nell give <text:s/>to Jeff?</text:p>
          </table:table-cell>
          <table:table-cell office:value-type="string" calcext:value-type="string">
            <text:p>X=304-27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Kelly has 50 Nintendo games. How many does she need to give away so that she will have 35 games left?</text:p>
          </table:table-cell>
          <table:table-cell office:value-type="string" calcext:value-type="string">
            <text:p>X=50-35</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Joyce gives some grapes to Larry. Joyce starts with 75 apples. How many apples does Joyce give Larry if he has only 52 now?</text:p>
          </table:table-cell>
          <table:table-cell office:value-type="string" calcext:value-type="string">
            <text:p>X=75-5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Rachel removes some bottle caps from a jar. There were originally 87 bottle caps in the jar. How many bottle caps were removed if there are 47 in the jar?</text:p>
          </table:table-cell>
          <table:table-cell office:value-type="string" calcext:value-type="string">
            <text:p>X=87-47</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Debra removes some apples from a jar. There were originally 57 apples in the jar. How many apples were removed if there are 22 in the jar?</text:p>
          </table:table-cell>
          <table:table-cell office:value-type="string" calcext:value-type="string">
            <text:p>X=57-2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Virginia starts with 96 eggs. Amy takes some away. She ends with just 3 eggs. How many did Amy take?</text:p>
          </table:table-cell>
          <table:table-cell office:value-type="string" calcext:value-type="string">
            <text:p>X=96-3</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Harry takes a few eggs from a box that had 47 eggs. Now there are just 5 eggs left. How many did Harry take?</text:p>
          </table:table-cell>
          <table:table-cell office:value-type="string" calcext:value-type="string">
            <text:p>X=47-5</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Edward starts with 92 eggs. He gives some to Phillip and has just 40 left with him now. How many eggs did he give Philip?</text:p>
          </table:table-cell>
          <table:table-cell office:value-type="string" calcext:value-type="string">
            <text:p>X=92-40</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David removes some eggs from a jar. There were originally 27 eggs in the jar and now just 7. How many eggs were removed?</text:p>
          </table:table-cell>
          <table:table-cell office:value-type="string" calcext:value-type="string">
            <text:p>X=27-7</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re are 79 pencils in a box. Eric takes some and there are just 4 now. How many were taken by Eric?</text:p>
          </table:table-cell>
          <table:table-cell office:value-type="string" calcext:value-type="string">
            <text:p>X=79-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Jane starts with 87 crayons. Some are eaten by a hippopotamus. Now 7 are left. How many were eaten by the hippopotamus?</text:p>
          </table:table-cell>
          <table:table-cell office:value-type="string" calcext:value-type="string">
            <text:p>X=87-7</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Rogers sells some candies to Stephanie. Roger had 95 candies in the beginning and 3 now. How many candies did he sell?</text:p>
          </table:table-cell>
          <table:table-cell office:value-type="string" calcext:value-type="string">
            <text:p>X=95-3</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Jonathan takes some oranges from a box. There were 96 oranges in the box. The box now has 45 left. How many were taken by Jonathan?</text:p>
          </table:table-cell>
          <table:table-cell office:value-type="string" calcext:value-type="string">
            <text:p>X=96-45</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Marie lost some erasers from the total 95 erasers she had. How many erasers did she lose if she has 42 with her now?</text:p>
          </table:table-cell>
          <table:table-cell office:value-type="string" calcext:value-type="string">
            <text:p>X=95-4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re are 22 oranges in a box. Paula eats a few oranges. Now there are 7 left. How many did she eat?</text:p>
          </table:table-cell>
          <table:table-cell office:value-type="string" calcext:value-type="string">
            <text:p>X=22-7</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Melissa has 88 bananas. She shares a few with Joshua. Now she has only 4 with her. How many bananas did she give Joshua?</text:p>
          </table:table-cell>
          <table:table-cell office:value-type="string" calcext:value-type="string">
            <text:p>X=88-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Larry has 67 cards. Dennis takes a few away. Larry is left with 9 cards. How many cards did Dennis take away?</text:p>
          </table:table-cell>
          <table:table-cell office:value-type="string" calcext:value-type="string">
            <text:p>X=67-9</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Larry starts with 93 stickers. He loses some. Now he has 6. How many stickers did he lose?</text:p>
          </table:table-cell>
          <table:table-cell office:value-type="string" calcext:value-type="string">
            <text:p>X=93-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Carlos starts with 39 bananas. He ate a few. Now he has just 3 left with him. How many bananas did he eat?</text:p>
          </table:table-cell>
          <table:table-cell office:value-type="string" calcext:value-type="string">
            <text:p>X=39-3</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Patricia starts with 76 candies. Albert steals some away. How many candies does he steal if Patricia has only 5 with her now?</text:p>
          </table:table-cell>
          <table:table-cell office:value-type="string" calcext:value-type="string">
            <text:p>X=76-5</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re are 16 bottle caps in a box. Marvin takes a few bottle caps. How many did he take if there are 6 left?</text:p>
          </table:table-cell>
          <table:table-cell office:value-type="string" calcext:value-type="string">
            <text:p>X=16-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Ernest starts with 17 crayons. Jennifer hides some away. Ernest has 6 crayons left with her now. How many crayons were hidden from Ernest?</text:p>
          </table:table-cell>
          <table:table-cell office:value-type="string" calcext:value-type="string">
            <text:p>X=17-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Carlos starts with 39 bananas. He ate a few. Now he has just 3 left with him. How many bananas did he eat?</text:p>
          </table:table-cell>
          <table:table-cell office:value-type="string" calcext:value-type="string">
            <text:p>X=65-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Henry has 42 crayons in his collection. Thomas picks some crayons from it. How many crayons did he pick if there are 6 left now?</text:p>
          </table:table-cell>
          <table:table-cell office:value-type="string" calcext:value-type="string">
            <text:p>X=42-6</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 school is planning a field trip. There are 28 students in the bus. Some decided not to go. How many got out of the bus if there are 7 students left in the bus?</text:p>
          </table:table-cell>
          <table:table-cell office:value-type="string" calcext:value-type="string">
            <text:p>X=28-7</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re are 38 students in the class. The principal asked some students to leave the class. Now there are 4 in the class. How many students were asked to leave the class?</text:p>
          </table:table-cell>
          <table:table-cell office:value-type="string" calcext:value-type="string">
            <text:p>X=38-4</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Brenda has 270 erasers from which Jack picked some. Now she has 2 erasers left with her. How many were picked by Jack?</text:p>
          </table:table-cell>
          <table:table-cell office:value-type="string" calcext:value-type="string">
            <text:p>X=270-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There are 5 students dancing in the auditorium. Some of them had an injury and had to leave. How many left if there are 2 in the auditorium now?</text:p>
          </table:table-cell>
          <table:table-cell office:value-type="string" calcext:value-type="string">
            <text:p>X=5-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Steven has a collection of 30 cards. He managed to sell a few cards. How many did he sell if he has 10 cards left with him now?</text:p>
          </table:table-cell>
          <table:table-cell office:value-type="string" calcext:value-type="string">
            <text:p>X=30-10</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Sarah sold some Lemon Chalet Cremes. She now has 10 more left with her and she started with 24. How many did she sell?</text:p>
          </table:table-cell>
          <table:table-cell office:value-type="string" calcext:value-type="string">
            <text:p>X=24-10</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If Karen sold some Tagalongs, and she now has 9 with her and had 36 initially how many did she sell?</text:p>
          </table:table-cell>
          <table:table-cell office:value-type="string" calcext:value-type="string">
            <text:p>X=36-9</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Jenny sold some Trefoils. How many did she sell if she started with 24 and has 12 left with her now?</text:p>
          </table:table-cell>
          <table:table-cell office:value-type="string" calcext:value-type="string">
            <text:p>X=24-1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Nathan ate some gumballs. He now has only 2 left with him now and had 20 initially. How many did he eat?</text:p>
          </table:table-cell>
          <table:table-cell office:value-type="string" calcext:value-type="string">
            <text:p>X=20-1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Shirley now has 12 guitars with her. She had sold a few out of 20 guitars that she had. How many did she sell?</text:p>
          </table:table-cell>
          <table:table-cell office:value-type="string" calcext:value-type="string">
            <text:p>X=20-12</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Louis ate some Lemon Heads out of the 54 he had. How many did he eat if he has 10 left with him now?</text:p>
          </table:table-cell>
          <table:table-cell office:value-type="string" calcext:value-type="string">
            <text:p>X=54-10</text:p>
          </table:table-cell>
          <table:table-cell office:value-type="string" calcext:value-type="string">
            <text:p>dec</text:p>
          </table:table-cell>
          <table:table-cell office:value-type="string" calcext:value-type="string">
            <text:p>change</text:p>
          </table:table-cell>
        </table:table-row>
        <table:table-row table:style-name="ro1">
          <table:table-cell office:value-type="string" calcext:value-type="string">
            <text:p>Larry has 10 cards and Dennis takes some away. How many cards did Dennis take if he has 9 left with him now?</text:p>
          </table:table-cell>
          <table:table-cell office:value-type="string" calcext:value-type="string">
            <text:p>X=10-9</text:p>
          </table:table-cell>
          <table:table-cell office:value-type="string" calcext:value-type="string">
            <text:p>dec</text:p>
          </table:table-cell>
          <table:table-cell office:value-type="string" calcext:value-type="string">
            <text:p>chang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 style:data-style-name="N2" text:time-value="09:14:15.1415805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3T10:34:09.285002970</meta:creation-date>
    <dc:date>2022-04-25T19:45:46.313058823</dc:date>
    <meta:editing-duration>PT2H50M</meta:editing-duration>
    <meta:editing-cycles>21</meta:editing-cycles>
    <meta:generator>LibreOffice/6.0.7.3$Linux_X86_64 LibreOffice_project/00m0$Build-3</meta:generator>
    <meta:document-statistic meta:table-count="3" meta:cell-count="2377" meta:object-count="0"/>
  </office:meta>
</office:document-meta>
</file>